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0000000200BE2DC975.jpg" manifest:media-type="image/jpeg"/>
  <manifest:file-entry manifest:full-path="Pictures/2000004A00000B9800000B983F8A6DA9.wmf" manifest:media-type=""/>
  <manifest:file-entry manifest:full-path="Pictures/10000000000003EE000003C22DF1CBF0.png" manifest:media-type="image/png"/>
  <manifest:file-entry manifest:full-path="Pictures/10000000000003F4000003BE71F9A222.png" manifest:media-type="image/png"/>
  <manifest:file-entry manifest:full-path="Pictures/1000000000000380000003BC75E3A7BF.png" manifest:media-type="image/png"/>
  <manifest:file-entry manifest:full-path="Pictures/100002010000017000000100261450FB.png" manifest:media-type="image/png"/>
  <manifest:file-entry manifest:full-path="Pictures/20000016000004C500000A8FF1C1A4E5.wmf" manifest:media-type=""/>
  <manifest:file-entry manifest:full-path="Pictures/10000000000003BE000003BADC103727.png" manifest:media-type="image/png"/>
  <manifest:file-entry manifest:full-path="Pictures/2000033300005D0600004AB1C267C788.svm" manifest:media-type=""/>
  <manifest:file-entry manifest:full-path="Pictures/100000000000038A000003BE93EDABD6.png" manifest:media-type="image/png"/>
  <manifest:file-entry manifest:full-path="Pictures/1000000000000808000005B8BF605034.png" manifest:media-type="image/png"/>
  <manifest:file-entry manifest:full-path="Pictures/20000330000064C90000342DB3DCC1C9.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12.024cm" fo:min-width="21.674cm"/>
    </style:style>
    <style:style style:name="gr2" style:family="graphic" style:parent-style-name="standard">
      <style:graphic-properties svg:stroke-color="#ffffff" draw:fill-color="#ffffff" draw:textarea-horizontal-align="justify" draw:textarea-vertical-align="middle" draw:auto-grow-height="false" fo:min-height="1.75cm" fo:min-width="3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標準_5f_1">
      <style:graphic-properties draw:textarea-horizontal-align="justify" draw:textarea-vertical-align="middle" draw:auto-grow-height="false" fo:min-height="0.5cm" fo:min-width="0.813cm"/>
    </style:style>
    <style:style style:name="gr6" style:family="graphic" style:parent-style-name="標準_5f_1">
      <style:graphic-properties draw:fill-color="#ffffcc" draw:textarea-horizontal-align="justify" draw:textarea-vertical-align="middle" draw:auto-grow-height="false" fo:min-height="2.006cm" fo:min-width="16.356cm"/>
    </style:style>
    <style:style style:name="gr7" style:family="graphic" style:parent-style-name="標準_5f_1">
      <style:graphic-properties draw:fill-color="#ffffcc" draw:textarea-horizontal-align="justify" draw:textarea-vertical-align="middle" draw:auto-grow-height="false" fo:min-height="1.286cm" fo:min-width="8.232cm"/>
    </style:style>
    <style:style style:name="gr8" style:family="graphic" style:parent-style-name="標準_5f_1">
      <style:graphic-properties draw:stroke="solid" svg:stroke-width="0.071cm" svg:stroke-color="#000000" draw:fill="none" draw:textarea-vertical-align="middle" draw:auto-grow-height="false" draw:fit-to-size="false" fo:min-height="1.465cm" fo:min-width="2.825cm" fo:padding-top="0.125cm" fo:padding-bottom="0.125cm" fo:padding-left="0.25cm" fo:padding-right="0.25cm" fo:wrap-option="wrap"/>
    </style:style>
    <style:style style:name="gr9"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10" style:family="graphic" style:parent-style-name="標準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12" style:family="graphic" style:parent-style-name="標準_5f_1">
      <style:graphic-properties draw:stroke="solid" svg:stroke-width="0.071cm" svg:stroke-color="#000000" draw:fill="none" draw:textarea-vertical-align="middle" draw:auto-grow-height="false" draw:fit-to-size="false" fo:min-height="1.589cm" fo:min-width="2.187cm" fo:padding-top="0.125cm" fo:padding-bottom="0.125cm" fo:padding-left="0.25cm" fo:padding-right="0.25cm" fo:wrap-option="wrap"/>
    </style:style>
    <style:style style:name="gr13"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14"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15" style:family="graphic" style:parent-style-name="標準_5f_1">
      <style:graphic-properties draw:stroke="solid" svg:stroke-width="0.071cm" svg:stroke-color="#000000" draw:fill="none" draw:textarea-vertical-align="middle" draw:auto-grow-height="false" draw:fit-to-size="false" fo:min-height="1.447cm" fo:min-width="3.32cm" fo:padding-top="0.125cm" fo:padding-bottom="0.125cm" fo:padding-left="0.25cm" fo:padding-right="0.25cm" fo:wrap-option="wrap"/>
    </style:style>
    <style:style style:name="gr16" style:family="graphic" style:parent-style-name="標準_5f_1">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17" style:family="graphic" style:parent-style-name="標準_5f_1">
      <style:graphic-properties draw:stroke="dash" draw:stroke-dash="点線1" svg:stroke-width="0.071cm" svg:stroke-color="#ff0000" draw:fill="none" draw:textarea-vertical-align="middle" draw:auto-grow-height="false" draw:fit-to-size="false" fo:min-height="3.632cm" fo:min-width="10.579cm" fo:padding-top="0.125cm" fo:padding-bottom="0.125cm" fo:padding-left="0.25cm" fo:padding-right="0.25cm" fo:wrap-option="wrap"/>
    </style:style>
    <style:style style:name="gr18" style:family="graphic" style:parent-style-name="標準_5f_1">
      <style:graphic-properties draw:stroke="solid" draw:stroke-dash="Dashed_20__28_var_29__20_3" svg:stroke-width="0.071cm" svg:stroke-color="#3a5f8b" draw:fill="none" draw:textarea-vertical-align="middle" draw:auto-grow-height="false" draw:fit-to-size="false" fo:min-height="7.316cm" fo:min-width="7.725cm" fo:padding-top="0.125cm" fo:padding-bottom="0.125cm" fo:padding-left="0.25cm" fo:padding-right="0.25cm" fo:wrap-option="wrap"/>
    </style:style>
    <style:style style:name="gr19" style:family="graphic" style:parent-style-name="標準_5f_1">
      <style:graphic-properties draw:stroke="dash" draw:stroke-dash="Dashed_20__28_var_29__20_4" svg:stroke-width="0.035cm" svg:stroke-color="#000000" draw:fill="none" draw:textarea-vertical-align="middle" draw:auto-grow-height="false" draw:fit-to-size="false" fo:min-height="0.669cm" fo:min-width="1.037cm" fo:padding-top="0.125cm" fo:padding-bottom="0.125cm" fo:padding-left="0.25cm" fo:padding-right="0.25cm" fo:wrap-option="wrap"/>
    </style:style>
    <style:style style:name="gr20" style:family="graphic" style:parent-style-name="標準_5f_1">
      <style:graphic-properties draw:stroke="solid" svg:stroke-width="0.071cm" svg:stroke-color="#000000" draw:marker-end-width="0.319cm" draw:marker-end-center="false" draw:fill="none" draw:textarea-vertical-align="top" draw:auto-grow-height="false" fo:min-height="3.105cm" fo:min-width="0cm" fo:padding-top="0.125cm" fo:padding-bottom="0.125cm" fo:padding-left="0.25cm" fo:padding-right="0.25cm" fo:wrap-option="wrap"/>
    </style:style>
    <style:style style:name="gr21" style:family="graphic" style:parent-style-name="標準_5f_1" style:list-style-name="L1">
      <style:graphic-properties draw:fill-color="#ffffff" draw:textarea-horizontal-align="justify" draw:textarea-vertical-align="middle" draw:auto-grow-height="false" fo:min-height="1.231cm" fo:min-width="3.997cm"/>
    </style:style>
    <style:style style:name="gr22" style:family="graphic" style:parent-style-name="標準_5f_1">
      <style:graphic-properties draw:fill-color="#ffffff" draw:textarea-horizontal-align="justify" draw:textarea-vertical-align="middle" draw:auto-grow-height="false" fo:min-height="1.231cm" fo:min-width="4.002cm"/>
    </style:style>
    <style:style style:name="gr23" style:family="graphic" style:parent-style-name="標準_5f_1">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24" style:family="graphic" style:parent-style-name="標準_5f_1">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25" style:family="graphic" style:parent-style-name="標準_5f_1">
      <style:graphic-properties draw:stroke="solid" svg:stroke-width="0.026cm" svg:stroke-color="#000000" draw:marker-end="Arrow" draw:marker-end-width="0.32cm" draw:marker-end-center="false" draw:fill="none" draw:textarea-vertical-align="top" draw:auto-grow-height="false" fo:min-height="2.23cm" fo:min-width="2.322cm" fo:padding-top="0.125cm" fo:padding-bottom="0.125cm" fo:padding-left="0.25cm" fo:padding-right="0.25cm" fo:wrap-option="wrap"/>
    </style:style>
    <style:style style:name="gr26" style:family="graphic" style:parent-style-name="標準_5f_1">
      <style:graphic-properties draw:stroke="solid" svg:stroke-width="0.026cm" svg:stroke-color="#000000" draw:marker-end="Arrow" draw:marker-end-width="0.32cm" draw:marker-end-center="false" draw:fill="none" draw:textarea-vertical-align="top" draw:auto-grow-height="false" fo:min-height="2.197cm" fo:min-width="0.66cm" fo:padding-top="0.125cm" fo:padding-bottom="0.125cm" fo:padding-left="0.25cm" fo:padding-right="0.25cm" fo:wrap-option="wrap"/>
    </style:style>
    <style:style style:name="gr27" style:family="graphic" style:parent-style-name="標準_5f_1">
      <style:graphic-properties draw:stroke="solid" svg:stroke-width="0.026cm" svg:stroke-color="#000000" draw:marker-end="Arrow" draw:marker-end-width="0.32cm" draw:marker-end-center="false" draw:fill="none" draw:textarea-vertical-align="top" draw:auto-grow-height="false" fo:min-height="2.23cm" fo:min-width="0.814cm" fo:padding-top="0.125cm" fo:padding-bottom="0.125cm" fo:padding-left="0.25cm" fo:padding-right="0.25cm" fo:wrap-option="wrap"/>
    </style:style>
    <style:style style:name="gr28" style:family="graphic" style:parent-style-name="標準_5f_1">
      <style:graphic-properties draw:stroke="solid" svg:stroke-width="0.026cm" svg:stroke-color="#000000" draw:marker-end="Arrow" draw:marker-end-width="0.32cm" draw:marker-end-center="false" draw:fill="none" draw:textarea-vertical-align="top" draw:auto-grow-height="false" fo:min-height="2.197cm" fo:min-width="2.987cm" fo:padding-top="0.125cm" fo:padding-bottom="0.125cm" fo:padding-left="0.25cm" fo:padding-right="0.25cm" fo:wrap-option="wrap"/>
    </style:style>
    <style:style style:name="gr29" style:family="graphic" style:parent-style-name="標準_5f_1">
      <style:graphic-properties draw:stroke="dash" draw:stroke-dash="Dashed_20__28_var_29__20_1" svg:stroke-width="0.026cm" svg:stroke-color="#000000" draw:marker-end="msArrowOpenEnd_20_9" draw:marker-end-width="0.42cm" draw:marker-end-center="false" draw:fill="none" draw:textarea-vertical-align="top" draw:auto-grow-height="false" fo:min-height="4.598cm" fo:min-width="0cm" fo:padding-top="0.125cm" fo:padding-bottom="0.125cm" fo:padding-left="0.25cm" fo:padding-right="0.25cm" fo:wrap-option="wrap"/>
    </style:style>
    <style:style style:name="gr30" style:family="graphic" style:parent-style-name="標準_5f_1">
      <style:graphic-properties draw:fill-color="#ffffff" draw:textarea-horizontal-align="justify" draw:textarea-vertical-align="middle" draw:auto-grow-height="false" fo:min-height="1.231cm" fo:min-width="4.003cm"/>
    </style:style>
    <style:style style:name="gr31" style:family="graphic" style:parent-style-name="標準_5f_1" style:list-style-name="L1">
      <style:graphic-properties draw:fill-color="#ffffff" draw:textarea-horizontal-align="justify" draw:textarea-vertical-align="middle" draw:auto-grow-height="false" fo:min-height="1.232cm" fo:min-width="3.501cm"/>
    </style:style>
    <style:style style:name="gr32" style:family="graphic" style:parent-style-name="標準_5f_1">
      <style:graphic-properties draw:fill-color="#ffffff" draw:textarea-horizontal-align="justify" draw:textarea-vertical-align="middle" draw:auto-grow-height="false" fo:min-height="1.724cm" fo:min-width="5.511cm"/>
    </style:style>
    <style:style style:name="gr33" style:family="graphic" style:parent-style-name="標準_5f_1">
      <style:graphic-properties draw:fill-color="#ffffff" draw:textarea-horizontal-align="justify" draw:textarea-vertical-align="middle" draw:auto-grow-height="false" fo:min-height="1.773cm" fo:min-width="3.496cm"/>
    </style:style>
    <style:style style:name="gr34" style:family="graphic" style:parent-style-name="標準_5f_1">
      <style:graphic-properties draw:fill-color="#ffffff" draw:textarea-horizontal-align="justify" draw:textarea-vertical-align="middle" draw:auto-grow-height="false" fo:min-height="1.232cm" fo:min-width="3.497cm"/>
    </style:style>
    <style:style style:name="gr35" style:family="graphic" style:parent-style-name="標準_5f_1">
      <style:graphic-properties draw:fill-color="#ffffff" draw:textarea-horizontal-align="justify" draw:textarea-vertical-align="middle" draw:auto-grow-height="false" fo:min-height="1.232cm" fo:min-width="3.501cm"/>
    </style:style>
    <style:style style:name="gr36" style:family="graphic" style:parent-style-name="標準_5f_1">
      <style:graphic-properties draw:fill-color="#ffffff" draw:textarea-horizontal-align="justify" draw:textarea-vertical-align="middle" draw:auto-grow-height="false" fo:min-height="1.724cm" fo:min-width="4.999cm"/>
    </style:style>
    <style:style style:name="gr37" style:family="graphic" style:parent-style-name="標準_5f_1">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38" style:family="graphic" style:parent-style-name="標準_5f_1">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39" style:family="graphic" style:parent-style-name="標準_5f_1">
      <style:graphic-properties draw:stroke="none" svg:stroke-color="#000000" draw:fill="none" draw:fill-color="#ffffff" draw:textarea-horizontal-align="left" draw:auto-grow-height="true" draw:auto-grow-width="true" fo:min-height="1.695cm" fo:min-width="4.158cm"/>
    </style:style>
    <style:style style:name="gr40" style:family="graphic" style:parent-style-name="標準_5f_1">
      <style:graphic-properties draw:stroke="none" svg:stroke-color="#000000" draw:fill="none" draw:fill-color="#ffffff" draw:textarea-horizontal-align="left" draw:auto-grow-height="true" draw:auto-grow-width="true" fo:min-height="0.848cm" fo:min-width="2.513cm"/>
    </style:style>
    <style:style style:name="gr41" style:family="graphic" style:parent-style-name="標準_5f_1">
      <style:graphic-properties draw:fill-color="#ffffcc" draw:textarea-horizontal-align="justify" draw:textarea-vertical-align="middle" draw:auto-grow-height="false" fo:min-height="1.286cm" fo:min-width="12.232cm"/>
    </style:style>
    <style:style style:name="gr42" style:family="graphic" style:parent-style-name="standard">
      <style:graphic-properties draw:stroke="none" svg:stroke-color="#000000" draw:fill="none" draw:fill-color="#ffffff" draw:textarea-horizontal-align="left" draw:auto-grow-height="true" draw:auto-grow-width="true" fo:min-height="1.483cm" fo:min-width="5.294cm"/>
    </style:style>
    <style:style style:name="gr43" style:family="graphic" style:parent-style-name="standard">
      <style:graphic-properties draw:stroke="none" svg:stroke-color="#000000" draw:fill="none" draw:fill-color="#ffffff" draw:textarea-horizontal-align="left" draw:auto-grow-height="true" draw:auto-grow-width="true" fo:min-height="0.742cm" fo:min-width="3.262cm"/>
    </style:style>
    <style:style style:name="gr44" style:family="graphic" style:parent-style-name="standard">
      <style:graphic-properties draw:stroke="none" svg:stroke-color="#000000" draw:fill="none" draw:fill-color="#ffffff" draw:textarea-horizontal-align="left" draw:auto-grow-height="true" draw:auto-grow-width="true" fo:min-height="0.742cm" fo:min-width="3.237cm"/>
    </style:style>
    <style:style style:name="gr45"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46" style:family="graphic" style:parent-style-name="standard">
      <style:graphic-properties draw:stroke="none" svg:stroke-color="#000000" draw:fill="none" draw:fill-color="#ffffff" draw:textarea-horizontal-align="left" draw:auto-grow-height="true" draw:auto-grow-width="true" fo:min-height="0.636cm" fo:min-width="5.827cm"/>
    </style:style>
    <style:style style:name="gr47" style:family="graphic" style:parent-style-name="standard">
      <style:graphic-properties draw:stroke="none" svg:stroke-color="#000000" draw:fill="none" draw:fill-color="#ffffff" draw:textarea-horizontal-align="left" draw:auto-grow-height="true" draw:auto-grow-width="true" fo:min-height="0.636cm" fo:min-width="3.985cm"/>
    </style:style>
    <style:style style:name="gr48" style:family="graphic" style:parent-style-name="standard">
      <style:graphic-properties draw:stroke="none" svg:stroke-color="#000000" draw:fill="none" draw:fill-color="#ffffff" draw:textarea-horizontal-align="left" draw:auto-grow-height="true" draw:auto-grow-width="true" fo:min-height="0.636cm" fo:min-width="4.527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0.531cm" fo:min-width="0.705cm"/>
    </style:style>
    <style:style style:name="gr51" style:family="graphic" style:parent-style-name="standard">
      <style:graphic-properties draw:stroke="none" svg:stroke-color="#000000" draw:fill="none" draw:fill-color="#ffffff" draw:textarea-horizontal-align="left" draw:auto-grow-height="true" draw:auto-grow-width="true" fo:min-height="1.591cm" fo:min-width="0.353cm"/>
    </style:style>
    <style:style style:name="gr52" style:family="graphic" style:parent-style-name="standard">
      <style:graphic-properties draw:fill-color="#ffffcc" draw:textarea-horizontal-align="justify" draw:textarea-vertical-align="middle" draw:auto-grow-height="false" fo:min-height="1.286cm" fo:min-width="12.232cm"/>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fill-color="#ffffff" draw:textarea-horizontal-align="justify" draw:textarea-vertical-align="middle" draw:auto-grow-height="false" fo:min-height="0.05cm" fo:min-width="0cm"/>
    </style:style>
    <style:style style:name="gr55" style:family="graphic" style:parent-style-name="standard">
      <style:graphic-properties draw:fill-color="#ffffff" draw:textarea-horizontal-align="justify" draw:textarea-vertical-align="middle" draw:auto-grow-height="false" fo:min-height="0.051cm" fo:min-width="0cm"/>
    </style:style>
    <style:style style:name="gr56" style:family="graphic" style:parent-style-name="standard">
      <style:graphic-properties draw:fill-color="#ffffff" draw:textarea-horizontal-align="justify" draw:textarea-vertical-align="middle" draw:auto-grow-height="false" fo:min-height="0.058cm" fo:min-width="0cm"/>
    </style:style>
    <style:style style:name="gr57" style:family="graphic" style:parent-style-name="standard">
      <style:graphic-properties draw:fill-color="#ffffff" draw:textarea-horizontal-align="justify" draw:textarea-vertical-align="middle" draw:auto-grow-height="false" fo:min-height="2.039cm" fo:min-width="2.014cm"/>
    </style:style>
    <style:style style:name="gr58" style:family="graphic" style:parent-style-name="standard">
      <style:graphic-properties draw:fill="none" draw:textarea-horizontal-align="justify" draw:textarea-vertical-align="middle" draw:auto-grow-height="false" fo:min-height="4.482cm" fo:min-width="9.169cm" fo:wrap-option="no-wrap"/>
    </style:style>
    <style:style style:name="gr59" style:family="graphic" style:parent-style-name="standard">
      <style:graphic-properties draw:stroke="none" svg:stroke-color="#000000" draw:fill="none" draw:fill-color="#ffffff" draw:textarea-horizontal-align="left" draw:auto-grow-height="true" draw:auto-grow-width="true" fo:min-height="1.457cm" fo:min-width="6.669cm"/>
    </style:style>
    <style:style style:name="gr60" style:family="graphic" style:parent-style-name="standard">
      <style:graphic-properties draw:stroke="none" svg:stroke-color="#000000" draw:fill="none" draw:fill-color="#ffffff" draw:textarea-horizontal-align="left" draw:auto-grow-height="true" draw:auto-grow-width="true" fo:min-height="1.094cm" fo:min-width="1.089cm"/>
    </style:style>
    <style:style style:name="gr61"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graphic-properties draw:textarea-horizontal-align="justify" draw:textarea-vertical-align="middle" draw:auto-grow-height="false" fo:min-height="0.526cm" fo:min-width="2.702cm"/>
    </style:style>
    <style:style style:name="gr64" style:family="graphic" style:parent-style-name="standard">
      <style:graphic-properties draw:textarea-horizontal-align="justify" draw:textarea-vertical-align="middle" draw:auto-grow-height="false" fo:min-height="1.999cm" fo:min-width="3.424cm"/>
    </style:style>
    <style:style style:name="gr65" style:family="graphic" style:parent-style-name="standard">
      <style:graphic-properties draw:textarea-horizontal-align="justify" draw:textarea-vertical-align="middle" draw:auto-grow-height="false" fo:min-height="1.203cm" fo:min-width="2.385cm"/>
    </style:style>
    <style:style style:name="gr66" style:family="graphic" style:parent-style-name="standard">
      <style:graphic-properties draw:fill-color="#ffffff" draw:textarea-horizontal-align="justify" draw:textarea-vertical-align="middle" draw:auto-grow-height="false" fo:min-height="3.346cm" fo:min-width="3.064cm"/>
    </style:style>
    <style:style style:name="gr67" style:family="graphic" style:parent-style-name="standard">
      <style:graphic-properties draw:fill-color="#ffffff" draw:textarea-horizontal-align="justify" draw:textarea-vertical-align="middle" draw:auto-grow-height="false" fo:min-height="3.346cm" fo:min-width="3.089cm"/>
    </style:style>
    <style:style style:name="gr68" style:family="graphic" style:parent-style-name="standard">
      <style:graphic-properties draw:fill-color="#e6e6e6" draw:textarea-horizontal-align="justify" draw:textarea-vertical-align="middle" draw:auto-grow-height="false" fo:min-height="2.619cm" fo:min-width="0cm"/>
    </style:style>
    <style:style style:name="gr69" style:family="graphic" style:parent-style-name="standard">
      <style:graphic-properties draw:fill-color="#ffffff" draw:textarea-horizontal-align="justify" draw:textarea-vertical-align="middle" draw:auto-grow-height="false" fo:min-height="0cm" fo:min-width="1.561cm"/>
    </style:style>
    <style:style style:name="gr70" style:family="graphic" style:parent-style-name="standard">
      <style:graphic-properties draw:fill-color="#ffffff" draw:textarea-horizontal-align="justify" draw:textarea-vertical-align="middle" draw:auto-grow-height="false" fo:min-height="0cm" fo:min-width="1.546cm"/>
    </style:style>
    <style:style style:name="gr71" style:family="graphic" style:parent-style-name="standard">
      <style:graphic-properties draw:fill-color="#ffffff" draw:textarea-horizontal-align="justify" draw:textarea-vertical-align="middle" draw:auto-grow-height="false" fo:min-height="0cm" fo:min-width="1.569cm"/>
    </style:style>
    <style:style style:name="gr72" style:family="graphic" style:parent-style-name="standard">
      <style:graphic-properties draw:fill-color="#ffffff" draw:textarea-horizontal-align="justify" draw:textarea-vertical-align="middle" draw:auto-grow-height="false" fo:min-height="0cm" fo:min-width="1.549cm"/>
    </style:style>
    <style:style style:name="gr73" style:family="graphic" style:parent-style-name="objectwithoutfill">
      <style:graphic-properties draw:stroke="dash" draw:stroke-dash="Fine_20_Dotted" svg:stroke-width="0.1cm" draw:marker-start-width="0.45cm" draw:marker-end="Arrow" draw:marker-end-width="0.45cm" draw:fill="none" draw:textarea-horizontal-align="center" draw:textarea-vertical-align="middle" fo:padding-top="0.175cm" fo:padding-bottom="0.175cm" fo:padding-left="0.3cm" fo:padding-right="0.3cm"/>
    </style:style>
    <style:style style:name="gr74" style:family="graphic" style:parent-style-name="standard">
      <style:graphic-properties draw:fill-color="#ffffff" draw:textarea-horizontal-align="justify" draw:textarea-vertical-align="middle" draw:auto-grow-height="false" fo:min-height="0cm" fo:min-width="1.545cm"/>
    </style:style>
    <style:style style:name="gr75"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76"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77" style:family="graphic" style:parent-style-name="objectwithoutfill">
      <style:graphic-properties draw:fill="none" draw:textarea-horizontal-align="center"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2.368cm" fo:min-width="1.767cm"/>
    </style:style>
    <style:style style:name="gr79" style:family="graphic" style:parent-style-name="standard">
      <style:graphic-properties draw:stroke="none" svg:stroke-color="#000000" draw:fill="none" draw:fill-color="#ffffff" draw:textarea-horizontal-align="left" draw:auto-grow-height="true" draw:auto-grow-width="true" fo:min-height="0.954cm" fo:min-width="1.907cm"/>
    </style:style>
    <style:style style:name="gr8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title">
      <style:graphic-properties fo:min-height="2.939cm"/>
    </style:style>
    <style:style style:name="pr2" style:family="presentation" style:parent-style-name="Default-outline1">
      <style:graphic-properties fo:min-height="1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439cm"/>
    </style:style>
    <style:style style:name="pr5" style:family="presentation" style:parent-style-name="Default-outline1">
      <style:graphic-properties fo:min-height="15.323cm"/>
    </style:style>
    <style:style style:name="pr6" style:family="presentation" style:parent-style-name="Default-title">
      <style:graphic-properties fo:min-height="3.506cm"/>
    </style:style>
    <style:style style:name="pr7" style:family="presentation" style:parent-style-name="Default-outline1">
      <style:graphic-properties fo:min-height="12.18cm"/>
    </style:style>
    <style:style style:name="pr8" style:family="presentation" style:parent-style-name="Default-title">
      <style:graphic-properties fo:min-height="2.33cm"/>
    </style:style>
    <style:style style:name="pr9" style:family="presentation" style:parent-style-name="Default-title">
      <style:graphic-properties fo:min-height="2.663cm"/>
    </style:style>
    <style:style style:name="pr10" style:family="presentation" style:parent-style-name="Default-outline1">
      <style:graphic-properties fo:min-height="13.094cm"/>
    </style:style>
    <style:style style:name="pr11" style:family="presentation" style:parent-style-name="Default-outline1">
      <style:graphic-properties fo:min-height="13.5cm"/>
    </style:style>
    <style:style style:name="pr12" style:family="presentation" style:parent-style-name="Default-outline1">
      <style:graphic-properties fo:min-height="13.594cm"/>
    </style:style>
    <style:style style:name="pr13" style:family="presentation" style:parent-style-name="Default-title">
      <style:graphic-properties draw:auto-grow-height="true" fo:min-height="2.663cm"/>
    </style:style>
    <style:style style:name="pr14" style:family="presentation" style:parent-style-name="Default-title">
      <style:graphic-properties draw:auto-grow-height="true" fo:min-height="3.506cm"/>
    </style:style>
    <style:style style:name="P1" style:family="paragraph">
      <style:paragraph-properties fo:line-height="1.9cm"/>
    </style:style>
    <style:style style:name="P2" style:family="paragraph">
      <style:paragraph-properties fo:line-height="1.9cm"/>
      <style:text-properties fo:color="#0000ff"/>
    </style:style>
    <style:style style:name="P3" style:family="paragraph">
      <style:paragraph-properties fo:margin-top="0cm" fo:margin-bottom="0.3cm"/>
    </style:style>
    <style:style style:name="P4" style:family="paragraph">
      <style:paragraph-properties fo:margin-top="0cm" fo:margin-bottom="0.3cm" fo:line-height="150%"/>
    </style:style>
    <style:style style:name="P5" style:family="paragraph">
      <loext:graphic-properties draw:fill="none"/>
      <style:paragraph-properties fo:text-align="center"/>
    </style:style>
    <style:style style:name="P6" style:family="paragraph">
      <style:paragraph-properties fo:text-align="center"/>
      <style:text-properties fo:font-size="36pt" style:font-size-asian="36pt" style:font-size-complex="36pt"/>
    </style:style>
    <style:style style:name="P7" style:family="paragraph">
      <loext:graphic-properties draw:fill-color="#ffffff"/>
      <style:paragraph-properties fo:text-align="center"/>
      <style:text-properties fo:font-size="36pt" style:font-size-asian="36pt" style:font-size-complex="36pt"/>
    </style:style>
    <style:style style:name="P8" style:family="paragraph">
      <loext:graphic-properties draw:fill-color="#ffffff"/>
      <style:text-properties style:font-size-asian="20pt"/>
    </style:style>
    <style:style style:name="P9" style:family="paragraph">
      <style:paragraph-properties fo:margin-top="0cm" fo:margin-bottom="0cm"/>
    </style:style>
    <style:style style:name="P10" style:family="paragraph">
      <style:paragraph-properties fo:margin-top="0cm" fo:margin-bottom="0cm" fo:line-height="115%"/>
    </style:style>
    <style:style style:name="P11" style:family="paragraph">
      <style:paragraph-properties fo:margin-top="0cm" fo:margin-bottom="0cm" fo:line-height="150%"/>
    </style:style>
    <style:style style:name="P12" style:family="paragraph">
      <style:paragraph-properties fo:text-align="center"/>
    </style:style>
    <style:style style:name="P13" style:family="paragraph">
      <style:paragraph-properties fo:text-align="center">
        <style:tab-stops>
          <style:tab-stop style:position="0cm"/>
        </style:tab-stops>
      </style:paragraph-properties>
    </style:style>
    <style:style style:name="P14" style:family="paragraph">
      <loext:graphic-properties draw:fill-color="#ffffcc"/>
      <style:paragraph-properties fo:text-align="center">
        <style:tab-stops>
          <style:tab-stop style:position="0cm"/>
        </style:tab-stops>
      </style:paragraph-properties>
      <style:text-properties style:font-name="メイリオ" style:font-name-asian="メイリオ" style:font-size-asian="18pt"/>
    </style:style>
    <style:style style:name="P15" style:family="paragraph">
      <style:text-properties fo:color="#0000ff"/>
    </style:style>
    <style:style style:name="P16" style:family="paragraph">
      <style:paragraph-properties fo:margin-top="0cm" fo:margin-bottom="0cm" fo:line-height="1.8cm"/>
    </style:style>
    <style:style style:name="P17" style:family="paragraph">
      <style:paragraph-properties fo:margin-left="0cm" fo:margin-right="0cm" fo:margin-top="0cm" fo:margin-bottom="0cm" fo:line-height="100%" fo:text-align="center" fo:text-indent="0cm" style:punctuation-wrap="hanging"/>
      <style:text-properties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1" fo:font-size="15pt" style:font-name-asian="メイリオ" style:font-size-asian="15pt" style:font-size-complex="15pt" fo:hyphenate="false"/>
    </style:style>
    <style:style style:name="P19" style:family="paragraph">
      <loext:graphic-properties draw:fill="none"/>
      <style:paragraph-properties fo:text-align="start"/>
      <style:text-properties style:font-name="メイリオ1" fo:font-size="18pt"/>
    </style:style>
    <style:style style:name="P20" style:family="paragraph">
      <style:paragraph-properties fo:margin-left="0cm" fo:margin-right="0cm" fo:margin-top="0cm" fo:margin-bottom="0cm" fo:line-height="100%" fo:text-align="start" fo:text-indent="0cm" style:punctuation-wrap="hanging"/>
      <style:text-properties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1" fo:font-size="18pt" style:font-name-asian="メイリオ" style:font-size-asian="18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8pt" style:font-name-asian="メイリオ" style:font-size-asian="18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 fo:font-size="18pt" style:font-name-asian="メイリオ" style:font-size-asian="18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5pt" style:font-name-asian="メイリオ" style:font-size-asian="15pt" style:font-size-complex="15pt" fo:hyphenate="false"/>
    </style:style>
    <style:style style:name="P25" style:family="paragraph">
      <loext:graphic-properties draw:fill="none"/>
      <style:paragraph-properties fo:text-align="start" style:font-independent-line-spacing="true"/>
      <style:text-properties style:font-name="メイリオ1" fo:font-size="18pt"/>
    </style:style>
    <style:style style:name="P26" style:family="paragraph">
      <style:text-properties fo:color="#0000ff" style:font-name="メイリオ"/>
    </style:style>
    <style:style style:name="P27" style:family="paragraph">
      <loext:graphic-properties draw:fill-color="#ffffff"/>
      <style:paragraph-properties fo:margin-left="0cm" fo:margin-right="0cm" fo:text-align="center" fo:text-indent="0cm"/>
      <style:text-properties style:font-name="メイリオ" fo:font-size="18pt" style:letter-kerning="true" style:font-name-asian="ＭＳ Ｐゴシック1" style:font-size-asian="18pt" style:font-size-complex="18pt"/>
    </style:style>
    <style:style style:name="P28" style:family="paragraph">
      <loext:graphic-properties draw:fill-color="#ffffff"/>
      <style:paragraph-properties fo:text-align="center"/>
      <style:text-properties style:font-name="メイリオ" style:font-name-asian="ＭＳ Ｐゴシック1" style:font-size-asian="18pt"/>
    </style:style>
    <style:style style:name="P29" style:family="paragraph">
      <loext:graphic-properties draw:fill="none"/>
      <style:paragraph-properties fo:text-align="start"/>
      <style:text-properties style:font-name="メイリオ" fo:font-size="18pt"/>
    </style:style>
    <style:style style:name="P30" style:family="paragraph">
      <loext:graphic-properties draw:fill-color="#ffffff"/>
      <style:paragraph-properties fo:text-align="center"/>
      <style:text-properties style:font-name="メイリオ" style:font-name-asian="メイリオ" style:font-size-asian="18pt"/>
    </style:style>
    <style:style style:name="P31" style:family="paragraph">
      <style:paragraph-properties fo:margin-left="0cm" fo:margin-right="0cm" fo:text-align="center" fo:text-indent="0cm"/>
    </style:style>
    <style:style style:name="P32" style:family="paragraph">
      <loext:graphic-properties draw:fill-color="#ffffff"/>
      <style:paragraph-properties fo:margin-left="0cm" fo:margin-right="0cm" fo:text-align="center" fo:text-indent="0cm"/>
      <style:text-properties style:font-name="メイリオ" fo:font-size="18pt" style:letter-kerning="true" style:font-name-asian="メイリオ" style:font-size-asian="18pt" style:font-size-complex="18pt"/>
    </style:style>
    <style:style style:name="P33" style:family="paragraph">
      <loext:graphic-properties draw:fill-color="#ffffff"/>
      <style:paragraph-properties fo:text-align="center"/>
      <style:text-properties style:font-name="メイリオ" fo:font-size="16pt" style:font-name-asian="メイリオ" style:font-size-asian="16pt" style:font-size-complex="16pt"/>
    </style:style>
    <style:style style:name="P34" style:family="paragraph">
      <loext:graphic-properties draw:fill="none" draw:fill-color="#ffffff"/>
      <style:text-properties style:font-name="メイリオ" fo:font-size="16pt" style:font-name-asian="メイリオ" style:font-size-asian="16pt" style:font-size-complex="16pt"/>
    </style:style>
    <style:style style:name="P35" style:family="paragraph">
      <loext:graphic-properties draw:fill="none" draw:fill-color="#ffffff"/>
      <style:text-properties style:font-name="メイリオ" fo:font-size="16pt" style:font-size-asian="16pt" style:font-size-complex="16pt"/>
    </style:style>
    <style:style style:name="P36" style:family="paragraph">
      <style:text-properties fo:color="#0000ff" fo:font-size="44pt" style:font-size-asian="44pt" style:font-size-complex="44pt"/>
    </style:style>
    <style:style style:name="P37" style:family="paragraph">
      <style:paragraph-properties fo:margin-top="0cm" fo:margin-bottom="0cm" fo:line-height="100%" fo:text-align="center"/>
    </style:style>
    <style:style style:name="P38" style:family="paragraph">
      <loext:graphic-properties draw:fill-color="#ffffcc"/>
      <style:paragraph-properties fo:margin-top="0cm" fo:margin-bottom="0cm" fo:line-height="100%" fo:text-align="center"/>
      <style:text-properties style:font-size-asian="18pt"/>
    </style:style>
    <style:style style:name="P39" style:family="paragraph">
      <loext:graphic-properties draw:fill="none" draw:fill-color="#ffffff"/>
      <style:text-properties fo:font-size="14pt" style:font-size-asian="14pt" style:font-size-complex="14pt"/>
    </style:style>
    <style:style style:name="P40" style:family="paragraph">
      <style:paragraph-properties fo:margin-left="0cm" fo:margin-right="0cm" fo:margin-top="0cm" fo:margin-bottom="0cm" fo:line-height="100%" fo:text-align="start" fo:text-indent="0cm" style:punctuation-wrap="simple"/>
    </style:style>
    <style:style style:name="P41" style:family="paragraph">
      <style:paragraph-properties fo:margin-left="0cm" fo:margin-right="0cm" fo:margin-top="0cm" fo:margin-bottom="0cm" fo:line-height="100%" fo:text-align="start" fo:text-indent="0cm" style:punctuation-wrap="simple"/>
      <style:text-properties style:font-name="メイリオ" style:font-name-asian="メイリオ"/>
    </style:style>
    <style:style style:name="P42" style:family="paragraph">
      <loext:graphic-properties draw:fill="none" draw:fill-color="#ffffff"/>
      <style:text-properties style:font-name="メイリオ" fo:font-size="12pt" style:font-name-asian="メイリオ" style:font-size-asian="12pt" style:font-size-complex="12pt"/>
    </style:style>
    <style:style style:name="P43" style:family="paragraph">
      <loext:graphic-properties draw:fill="none" draw:fill-color="#ffffff"/>
      <style:text-properties style:font-name="メイリオ" fo:font-size="10pt" style:font-name-asian="メイリオ" style:font-size-asian="10pt" style:font-size-complex="10pt"/>
    </style:style>
    <style:style style:name="P44" style:family="paragraph">
      <loext:graphic-properties draw:fill-color="#ffffff"/>
      <style:paragraph-properties fo:text-align="center"/>
    </style:style>
    <style:style style:name="P45" style:family="paragraph">
      <loext:graphic-properties draw:fill-color="#ffffff"/>
      <style:paragraph-properties fo:text-align="center"/>
      <style:text-properties fo:font-size="18pt"/>
    </style:style>
    <style:style style:name="P46" style:family="paragraph">
      <loext:graphic-properties draw:fill="none" draw:fill-color="#ffffff"/>
      <style:text-properties fo:font-size="28pt" style:font-size-asian="28pt" style:font-size-complex="28pt"/>
    </style:style>
    <style:style style:name="P47"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8" style:family="paragraph">
      <style:paragraph-properties fo:text-align="center"/>
      <style:text-properties style:font-name="メイリオ" fo:font-size="12pt" style:font-name-asian="メイリオ" style:font-size-asian="12pt" style:font-size-complex="12pt"/>
    </style:style>
    <style:style style:name="P49" style:family="paragraph">
      <loext:graphic-properties draw:fill-color="#e6e6e6"/>
      <style:paragraph-properties fo:text-align="center"/>
      <style:text-properties fo:font-size="12pt" style:font-size-asian="12pt" style:font-size-complex="12pt"/>
    </style:style>
    <style:style style:name="P50"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1" style:family="paragraph">
      <loext:graphic-properties draw:fill="none" draw:fill-color="#ffffff"/>
      <style:text-properties fo:font-size="60pt" style:font-size-asian="60pt" style:font-size-complex="60pt"/>
    </style:style>
    <style:style style:name="P52" style:family="paragraph">
      <loext:graphic-properties draw:fill="none" draw:fill-color="#ffffff"/>
      <style:text-properties style:font-size-asian="18pt"/>
    </style:style>
    <style:style style:name="P5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fo:font-size="36pt" style:font-size-asian="36pt" style:font-size-complex="36pt"/>
    </style:style>
    <style:style style:name="T4" style:family="text">
      <style:text-properties fo:color="#000000" style:text-line-through-style="none" style:text-line-through-type="none"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5" style:family="text">
      <style:text-properties fo:color="#000000" style:text-line-through-style="none" style:text-line-through-type="none" style:font-name="メイリオ" fo:font-size="28pt" fo:letter-spacing="normal" fo:font-style="normal" style:text-underline-style="none" fo:font-weight="bold" style:font-name-asian="メイリオ" style:font-size-asian="28pt" style:font-style-asian="normal" style:font-weight-asian="bold" style:font-size-complex="28pt" style:font-style-complex="normal" style:font-weight-complex="bold"/>
    </style:style>
    <style:style style:name="T6" style:family="text">
      <style:text-properties fo:color="#000000" style:font-name="メイリオ" fo:font-weight="bold" style:font-name-asian="メイリオ" style:font-weight-asian="bold" style:font-weight-complex="bold"/>
    </style:style>
    <style:style style:name="T7" style:family="text">
      <style:text-properties fo:color="#0000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8" style:family="text">
      <style:text-properties fo:color="#0000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9"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10" style:family="text">
      <style:text-properties fo:color="#0000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1" style:family="text">
      <style:text-properties fo:color="#000000" style:text-line-through-style="none" style:text-line-through-type="none" style:font-name="メイリオ"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12" style:family="text">
      <style:text-properties style:font-name-asian="ＭＳ Ｐゴシック1" style:font-size-asian="18pt"/>
    </style:style>
    <style:style style:name="T13" style:family="text">
      <style:text-properties style:font-name="メイリオ" style:font-name-asian="メイリオ" style:font-size-asian="18pt"/>
    </style:style>
    <style:style style:name="T14" style:family="text">
      <style:text-properties style:font-name="メイリオ" fo:font-size="18pt" style:letter-kerning="true" style:font-name-asian="メイリオ" style:font-size-asian="18pt" style:font-size-complex="18pt"/>
    </style:style>
    <style:style style:name="T15" style:family="text">
      <style:text-properties style:font-name="メイリオ" fo:font-size="16pt" style:font-name-asian="メイリオ" style:font-size-asian="16pt" style:font-size-complex="16pt"/>
    </style:style>
    <style:style style:name="T16" style:family="text">
      <style:text-properties fo:color="#0000ff" style:font-name="メイリオ" fo:font-size="44pt" style:font-name-asian="メイリオ" style:font-size-asian="44pt" style:font-size-complex="44pt"/>
    </style:style>
    <style:style style:name="T17" style:family="text">
      <style:text-properties fo:color="#000000" style:text-line-through-style="none" style:text-line-through-type="none" style:font-name="Times New Roman"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8" style:family="text">
      <style:text-properties fo:font-size="14pt" style:font-size-asian="14pt" style:font-size-complex="14pt"/>
    </style:style>
    <style:style style:name="T19" style:family="text">
      <style:text-properties fo:color="#000000" style:text-line-through-style="none" style:text-line-through-type="none" style:font-name="メイリオ" fo:font-size="32pt" fo:letter-spacing="normal" fo:font-style="normal" style:text-underline-style="none" fo:font-weight="normal" style:font-name-asian="メイリオ" style:font-size-asian="32pt" style:font-style-asian="normal" style:font-weight-asian="normal" style:font-size-complex="32pt" style:font-style-complex="normal" style:font-weight-complex="normal"/>
    </style:style>
    <style:style style:name="T20" style:family="text">
      <style:text-properties style:font-name="メイリオ" fo:font-size="12pt" style:font-name-asian="メイリオ" style:font-size-asian="12pt" style:font-size-complex="12pt"/>
    </style:style>
    <style:style style:name="T21" style:family="text">
      <style:text-properties style:font-name="メイリオ" fo:font-size="10pt" style:font-name-asian="メイリオ" style:font-size-asian="10pt" style:font-size-complex="10pt"/>
    </style:style>
    <style:style style:name="T22" style:family="text">
      <style:text-properties fo:font-size="18pt"/>
    </style:style>
    <style:style style:name="T23" style:family="text">
      <style:text-properties fo:color="#808080" style:font-name="メイリオ" fo:font-size="12pt" style:font-name-asian="メイリオ" style:font-size-asian="12pt" style:font-size-complex="12pt"/>
    </style:style>
    <style:style style:name="T24" style:family="text">
      <style:text-properties fo:font-size="28pt" style:font-size-asian="28pt" style:font-size-complex="28pt"/>
    </style:style>
    <style:style style:name="T25" style:family="text">
      <style:text-properties fo:font-size="12pt" style:font-size-asian="12pt" style:font-size-complex="12pt"/>
    </style:style>
    <style:style style:name="T26" style:family="text">
      <style:text-properties fo:font-size="60pt" style:font-size-asian="60pt" style:font-size-complex="60pt"/>
    </style:style>
    <style:style style:name="T27" style:family="text">
      <style:text-properties style:font-size-asian="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fo:text-align="center"/>
        <style:text-properties style:use-window-font-color="true" fo:font-size="100%"/>
      </text:list-level-style-number>
      <text:list-level-style-number text:level="2" style:num-suffix="." style:num-format="1">
        <style:list-level-properties text:space-before="1.5cm" fo:text-align="center"/>
        <style:text-properties style:use-window-font-color="true" fo:font-size="100%"/>
      </text:list-level-style-number>
      <text:list-level-style-number text:level="3" style:num-suffix="." style:num-format="1">
        <style:list-level-properties text:space-before="2.8cm" fo:text-align="center"/>
        <style:text-properties style:use-window-font-color="true" fo:font-size="100%"/>
      </text:list-level-style-number>
      <text:list-level-style-number text:level="4" style:num-suffix="." style:num-format="1">
        <style:list-level-properties text:space-before="4.2cm" fo:text-align="center"/>
        <style:text-properties style:use-window-font-color="true" fo:font-size="100%"/>
      </text:list-level-style-number>
      <text:list-level-style-number text:level="5" style:num-suffix="." style:num-format="1">
        <style:list-level-properties text:space-before="5.4cm" fo:text-align="center"/>
        <style:text-properties style:use-window-font-color="true" fo:font-size="100%"/>
      </text:list-level-style-number>
      <text:list-level-style-number text:level="6" style:num-suffix="." style:num-format="1">
        <style:list-level-properties text:space-before="6.6cm" fo:text-align="center"/>
        <style:text-properties style:use-window-font-color="true" fo:font-size="100%"/>
      </text:list-level-style-number>
      <text:list-level-style-number text:level="7" style:num-suffix="." style:num-format="1">
        <style:list-level-properties text:space-before="7.8cm" fo:text-align="center"/>
        <style:text-properties style:use-window-font-color="true" fo:font-size="100%"/>
      </text:list-level-style-number>
      <text:list-level-style-number text:level="8" style:num-suffix="." style:num-format="1">
        <style:list-level-properties text:space-before="9cm" fo:text-align="center"/>
        <style:text-properties style:use-window-font-color="true" fo:font-size="100%"/>
      </text:list-level-style-number>
      <text:list-level-style-number text:level="9" style:num-suffix="." style:num-format="1">
        <style:list-level-properties text:space-before="10.2cm" fo:text-align="center"/>
        <style:text-properties style:use-window-font-color="true" fo:font-size="100%"/>
      </text:list-level-style-number>
      <text:list-level-style-number text:level="10" style:num-suffix="." style:num-format="1">
        <style:list-level-properties text:space-before="11.4cm" fo:text-align="center"/>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939cm" svg:x="1.4cm" svg:y="0.861cm" presentation:class="title" presentation:user-transformed="true">
          <draw:text-box>
            <text:p text:style-name="P1"><text:span text:style-name="T1">1. </text:span><text:span text:style-name="T1">はじめに</text:span></text:p>
          </draw:text-box>
        </draw:frame>
        <draw:frame presentation:style-name="pr2" draw:text-style-name="P4" draw:layer="layout" svg:width="22cm" svg:height="14cm" svg:x="4cm" svg:y="5.7cm" presentation:class="outline" presentation:user-transformed="true">
          <draw:text-box>
            <text:p text:style-name="P3"><text:span text:style-name="T2">1.1 </text:span><text:span text:style-name="T2">ビッグデータの時代</text:span></text:p>
            <text:list text:style-name="L3">
              <text:list-item>
                <text:list>
                  <text:list-item>
                    <text:p><text:span text:style-name="T2">近年のビッグデータ・機械学習の話題</text:span></text:p>
                  </text:list-item>
                </text:list>
              </text:list-item>
            </text:list>
            <text:p text:style-name="P3"><text:span text:style-name="T2">1.2 </text:span><text:span text:style-name="T2">機械学習とは何か</text:span></text:p>
            <text:list text:continue-numbering="true" text:style-name="L3">
              <text:list-item>
                <text:list>
                  <text:list-item>
                    <text:p><text:span text:style-name="T2">機械学習の全体像</text:span></text:p>
                  </text:list-item>
                </text:list>
              </text:list-item>
            </text:list>
            <text:p><text:span text:style-name="T2">1.3 </text:span><text:span text:style-name="T2">機械学習の分類</text:span></text:p>
            <text:list text:continue-numbering="true" text:style-name="L3">
              <text:list-item>
                <text:list>
                  <text:list-item>
                    <text:p><text:span text:style-name="T2">教師あり学習、教師なし学習、中間的手法</text:span></text:p>
                  </text:list-item>
                </text:list>
              </text:list-item>
            </text:list>
          </draw:text-box>
        </draw:frame>
        <draw:custom-shape draw:style-name="gr1" draw:text-style-name="P5" draw:layer="layout" svg:width="23.5cm" svg:height="13.6cm" svg:x="2.5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5cm" svg:height="2cm" svg:x="12cm" svg:y="3.5cm">
          <text:p text:style-name="P6"><text:span text:style-name="T3">内容</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3.439cm" svg:x="1.4cm" svg:y="0.561cm" presentation:class="title" presentation:user-transformed="true">
          <draw:text-box>
            <text:p text:style-name="P1"><text:span text:style-name="T1">1.1 </text:span><text:span text:style-name="T1">ビッグデータの時代</text:span></text:p>
          </draw:text-box>
        </draw:frame>
        <draw:frame presentation:style-name="pr5" draw:text-style-name="P11" draw:layer="layout" svg:width="25.199cm" svg:height="15.323cm" svg:x="1.4cm" svg:y="3.614cm" presentation:class="outline" presentation:user-transformed="true">
          <draw:text-box>
            <text:list text:style-name="L5">
              <text:list-item>
                <text:p text:style-name="P9"><text:span text:style-name="T2">ビッグデータとは</text:span></text:p>
                <text:list>
                  <text:list-item>
                    <text:p text:style-name="P10"><text:span text:style-name="T2">ネットワーク、センサー等の発達によって収集されたデータ</text:span></text:p>
                  </text:list-item>
                  <text:list-item>
                    <text:p text:style-name="P9"><text:span text:style-name="T2">大量・多様・スピードが特徴</text:span></text:p>
                  </text:list-item>
                </text:list>
              </text:list-item>
              <text:list-item>
                <text:p text:style-name="P9"><text:span text:style-name="T2">ビッグデータは何に使えるか</text:span></text:p>
                <text:list>
                  <text:list-item>
                    <text:p text:style-name="P9"><text:span text:style-name="T2">有用な知見の獲得</text:span></text:p>
                  </text:list-item>
                  <text:list-item>
                    <text:p text:style-name="P9"><text:span text:style-name="T2">省力化</text:span></text:p>
                  </text:list-item>
                  <text:list-item>
                    <text:p text:style-name="P9"><text:span text:style-name="T2">将来の予測</text:span></text:p>
                  </text:list-item>
                </text:list>
              </text:list-item>
            </text:list>
          </draw:text-box>
        </draw:frame>
        <draw:frame draw:style-name="gr4" draw:text-style-name="P5" draw:layer="layout" svg:width="15cm" svg:height="7.765cm" svg:x="12.5cm" svg:y="12cm">
          <draw:image xlink:href="Pictures/20000330000064C90000342DB3DCC1C9.svm"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layer="layout" svg:width="25.199cm" svg:height="3.506cm" svg:x="1.4cm" svg:y="0.837cm" presentation:class="title" presentation:user-transformed="true">
          <draw:text-box>
            <text:p><text:span text:style-name="T1">1.1 </text:span><text:span text:style-name="T1">ビッグデータの時代</text:span></text:p>
          </draw:text-box>
        </draw:frame>
        <draw:frame presentation:style-name="pr7" draw:text-style-name="P9" draw:layer="layout" svg:width="25.5cm" svg:height="12.18cm" svg:x="1.4cm" svg:y="4.714cm" presentation:class="outline" presentation:user-transformed="true">
          <draw:text-box>
            <text:list text:style-name="L5">
              <text:list-item>
                <text:p text:style-name="P9"><text:span text:style-name="T2">ビッグデータ処理の問題点</text:span></text:p>
                <text:list>
                  <text:list-item>
                    <text:p text:style-name="P10"><text:span text:style-name="T2">データ量が膨大なので人手による情報抽出は不可能</text:span></text:p>
                  </text:list-item>
                  <text:list-item>
                    <text:p text:style-name="P10"><text:span text:style-name="T2">矛盾・曖昧性・近似誤差を含むデータを処理するプログラムを記述するのは難しい</text:span></text:p>
                  </text:list-item>
                </text:list>
                <text:p text:style-name="P9"><text:span text:style-name="T2"/></text:p>
              </text:list-item>
            </text:list>
          </draw:text-box>
        </draw:frame>
        <draw:custom-shape draw:style-name="gr5" draw:text-style-name="P12" draw:layer="layout" svg:width="1.5cm" svg:height="1.5cm" svg:x="3.1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4" draw:layer="layout" svg:width="17.1cm" svg:height="2.5cm" svg:x="5cm" svg:y="12.3cm">
          <text:p text:style-name="P13"><text:span text:style-name="T4">コンピュータによる</text:span><text:span text:style-name="T5">機械学習</text:span><text:span text:style-name="T4">が有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8" draw:text-style-name="P15" draw:layer="layout" svg:width="25.199cm" svg:height="2.33cm" svg:x="1.4cm" svg:y="0.754cm" presentation:class="title" presentation:user-transformed="true">
          <draw:text-box>
            <text:p><text:span text:style-name="T1">1.2 </text:span><text:span text:style-name="T1">機械学習とは何か</text:span></text:p>
          </draw:text-box>
        </draw:frame>
        <draw:frame presentation:style-name="pr7" draw:layer="layout" svg:width="25.199cm" svg:height="12.18cm" svg:x="1.4cm" svg:y="3.114cm" presentation:class="outline" presentation:user-transformed="true">
          <draw:text-box>
            <text:list text:style-name="L5">
              <text:list-item>
                <text:p><text:span text:style-name="T2">機械学習の位置付け</text:span></text:p>
              </text:list-item>
            </text:list>
          </draw:text-box>
        </draw:frame>
        <draw:frame draw:style-name="gr4" draw:text-style-name="P5" draw:layer="layout" svg:width="19cm" svg:height="15.22cm" svg:x="5.5cm" svg:y="4.88cm">
          <draw:image xlink:href="Pictures/2000033300005D0600004AB1C267C788.svm"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9" draw:text-style-name="P15" draw:layer="layout" svg:width="25.199cm" svg:height="2.663cm" svg:x="1.4cm" svg:y="0.837cm" presentation:class="title" presentation:user-transformed="true">
          <draw:text-box>
            <text:p><text:span text:style-name="T1">1.2 </text:span><text:span text:style-name="T1">機械学習とは何か</text:span></text:p>
          </draw:text-box>
        </draw:frame>
        <draw:frame presentation:style-name="pr10" draw:text-style-name="P16" draw:layer="layout" svg:width="25.199cm" svg:height="13.094cm" svg:x="1.5cm" svg:y="3.3cm" presentation:class="outline" presentation:user-transformed="true">
          <draw:text-box>
            <text:list text:style-name="L5">
              <text:list-item>
                <text:p text:style-name="P16"><text:span text:style-name="T2">機械学習の定義</text:span><text:span text:style-name="T2">[Flach 2012]</text:span></text:p>
                <text:list>
                  <text:list-item>
                    <text:p text:style-name="P16"><text:span text:style-name="T2">機械学習は、適切に</text:span><text:span text:style-name="T6">タスク</text:span><text:span text:style-name="T2">を遂行する適切な</text:span><text:span text:style-name="T6">モデル</text:span><text:span text:style-name="T2">を、適切な</text:span><text:span text:style-name="T6">特徴</text:span><text:span text:style-name="T2">から構築すること</text:span></text:p>
                  </text:list-item>
                </text:list>
              </text:list-item>
            </text:list>
          </draw:text-box>
        </draw:frame>
        <draw:custom-shape draw:style-name="gr7" draw:text-style-name="P14" draw:layer="layout" svg:width="8.898cm" svg:height="1.702cm" svg:x="2.602cm" svg:y="17.5cm">
          <text:p text:style-name="P13"><text:span text:style-name="T4">汎化能力が重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円/楕円 3" draw:style-name="gr8" draw:text-style-name="P18" draw:layer="layout" svg:width="4.701cm" svg:height="2.425cm" svg:x="8.118cm" svg:y="10.8cm">
          <text:p text:style-name="P17"><text:span text:style-name="T7">数値・ラベル集合へのデータ化</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9" draw:text-style-name="P19" draw:layer="layout" svg:width="2.399cm" svg:height="0.001cm" svg:x="5.618cm" svg:y="11.999cm">
          <text:p/>
          <draw:enhanced-geometry draw:mirror-horizontal="false" draw:mirror-vertical="false" svg:viewBox="0 0 21600 21600" draw:type="mso-spt32" draw:enhanced-path="M 0 0 L 21600 21600 N"/>
        </draw:custom-shape>
        <draw:custom-shape draw:name="テキスト ボックス 6" draw:style-name="gr10" draw:text-style-name="P21" draw:layer="layout" svg:width="3.97cm" svg:height="0.843cm" svg:x="4.371cm" svg:y="10.957cm">
          <text:p text:style-name="P20"><text:span text:style-name="T8">実世界の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11" draw:text-style-name="P19" draw:layer="layout" svg:width="3.999cm" svg:height="0.001cm" svg:x="12.821cm" svg:y="12.226cm">
          <text:p/>
          <draw:enhanced-geometry draw:mirror-horizontal="false" draw:mirror-vertical="false" svg:viewBox="0 0 21600 21600" draw:type="mso-spt32" draw:enhanced-path="M 0 0 L 21600 21600 N"/>
        </draw:custom-shape>
        <draw:custom-shape draw:name="円/楕円 11" draw:style-name="gr12" draw:text-style-name="P22" draw:layer="layout" svg:width="3.799cm" svg:height="2.599cm" svg:x="16.821cm" svg:y="10.926cm">
          <text:p text:style-name="P17"><text:span text:style-name="T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13" draw:text-style-name="P19" draw:layer="layout" svg:width="3.953cm" svg:height="0.001cm" svg:x="20.622cm" svg:y="12.226cm">
          <text:p/>
          <draw:enhanced-geometry draw:mirror-horizontal="false" draw:mirror-vertical="false" svg:viewBox="0 0 21600 21600" draw:type="mso-spt32" draw:enhanced-path="M 0 0 L 21600 21600 N"/>
        </draw:custom-shape>
        <draw:custom-shape draw:name="テキスト ボックス 14" draw:style-name="gr10" draw:text-style-name="P23" draw:layer="layout" svg:width="2.98cm" svg:height="0.843cm" svg:x="13.943cm" svg:y="11.139cm">
          <text:p text:style-name="P20"><text:span text:style-name="T1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10" draw:text-style-name="P23" draw:layer="layout" svg:width="1.494cm" svg:height="0.843cm" svg:x="22.727cm" svg:y="11.02cm">
          <text:p text:style-name="P20"><text:span text:style-name="T1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14" draw:text-style-name="P19" draw:layer="layout" svg:width="5.119cm" svg:height="0.054cm" svg:x="10.901cm" svg:y="16.526cm">
          <text:p/>
          <draw:enhanced-geometry draw:mirror-horizontal="false" draw:mirror-vertical="false" svg:viewBox="0 0 21600 21600" draw:type="mso-spt32" draw:enhanced-path="M 0 0 L 21600 21600 N"/>
        </draw:custom-shape>
        <draw:custom-shape draw:name="円/楕円 17" draw:style-name="gr15" draw:text-style-name="P24" draw:layer="layout" svg:width="5.4cm" svg:height="2.399cm" svg:x="16.021cm" svg:y="15.326cm">
          <text:p text:style-name="P17"><text:span text:style-name="T11">学習</text:span></text:p>
          <text:p text:style-name="P17"><text:span text:style-name="T11">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10" draw:text-style-name="P23" draw:layer="layout" svg:width="2.98cm" svg:height="0.843cm" svg:x="13.504cm" svg:y="15.326cm">
          <text:p text:style-name="P20"><text:span text:style-name="T1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16" draw:text-style-name="P19" draw:layer="layout" svg:width="0.001cm" svg:height="2.399cm" svg:x="18.601cm" svg:y="12.806cm">
          <text:p/>
          <draw:enhanced-geometry draw:mirror-horizontal="true" draw:mirror-vertical="true" svg:viewBox="0 0 21600 21600" draw:type="mso-spt32" draw:enhanced-path="M 0 0 L 21600 21600 N"/>
        </draw:custom-shape>
        <draw:custom-shape draw:name="正方形/長方形 28" draw:style-name="gr17" draw:text-style-name="P25" draw:layer="layout" svg:width="11.078cm" svg:height="3.881cm" svg:x="13.943cm" svg:y="9.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10" draw:text-style-name="P23" draw:layer="layout" svg:width="1.989cm" svg:height="0.843cm" svg:x="18.725cm" svg:y="8.707cm">
          <text:p text:style-name="P20"><text:span text:style-name="T10">タ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0" draw:style-name="gr18" draw:text-style-name="P25" draw:layer="layout" svg:width="8.224cm" svg:height="7.565cm" svg:x="13.421cm" svg:y="1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10" draw:text-style-name="P23" draw:layer="layout" svg:width="2.484cm" svg:height="0.843cm" svg:x="16.559cm" svg:y="18.325cm">
          <text:p text:style-name="P20"><text:span text:style-name="T1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19" draw:text-style-name="P25" draw:layer="layout" svg:width="2.173cm" svg:height="1.299cm" svg:x="17.621cm" svg:y="11.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20" draw:text-style-name="P19" draw:layer="layout" svg:width="0.001cm" svg:height="3.355cm" svg:x="10.857cm" svg:y="13.225cm">
          <text:p/>
          <draw:enhanced-geometry draw:mirror-horizontal="true" draw:mirror-vertical="false" svg:viewBox="0 0 21600 21600" draw:type="mso-spt32" draw:enhanced-path="M 0 0 L 21600 21600 N"/>
        </draw:custom-shap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9" draw:text-style-name="P26" draw:layer="layout" svg:width="25.6cm" svg:height="2.663cm" svg:x="1.4cm" svg:y="0.837cm" presentation:class="title" presentation:user-transformed="true">
          <draw:text-box>
            <text:p><text:span text:style-name="T1">1.3 </text:span><text:span text:style-name="T1">機械学習の分類</text:span></text:p>
          </draw:text-box>
        </draw:frame>
        <draw:custom-shape draw:style-name="gr21" draw:text-style-name="P27" draw:layer="layout" svg:width="4.497cm" svg:height="1.481cm" svg:x="19.025cm" svg:y="7.924cm">
          <text:p text:style-name="P12">教師<text:span text:style-name="T2">なし</text:span></text:p>
          <draw:enhanced-geometry svg:viewBox="0 0 21600 21600" draw:type="rectangle" draw:enhanced-path="M 0 0 L 21600 0 21600 21600 0 21600 0 0 Z N"/>
        </draw:custom-shape>
        <draw:custom-shape draw:style-name="gr22" draw:text-style-name="P28" draw:layer="layout" svg:width="4.502cm" svg:height="1.481cm" svg:x="4.522cm" svg:y="7.924cm">
          <text:p text:style-name="P12"><text:span text:style-name="T12">教師</text:span><text:span text:style-name="T2">あり</text:span></text:p>
          <draw:enhanced-geometry svg:viewBox="0 0 21600 21600" draw:type="rectangle" draw:enhanced-path="M 0 0 L 21600 0 21600 21600 0 21600 0 0 Z N"/>
        </draw:custom-shape>
        <draw:custom-shape draw:name="直線矢印コネクタ 4" draw:style-name="gr23" draw:text-style-name="P29" draw:layer="layout" svg:width="6.829cm" svg:height="2.384cm" svg:x="6.674cm" svg:y="5.54cm">
          <text:p/>
          <draw:enhanced-geometry draw:mirror-horizontal="true" draw:mirror-vertical="false" svg:viewBox="0 0 21600 21600" draw:type="mso-spt32" draw:enhanced-path="M 0 0 L 21600 21600 N"/>
        </draw:custom-shape>
        <draw:custom-shape draw:name="直線矢印コネクタ 8" draw:style-name="gr24" draw:text-style-name="P29"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18" draw:style-name="gr25" draw:text-style-name="P29" draw:layer="layout" svg:width="2.822cm" svg:height="2.48cm" svg:x="4.065cm" svg:y="9.424cm">
          <text:p/>
          <draw:enhanced-geometry draw:mirror-horizontal="true" draw:mirror-vertical="false" svg:viewBox="0 0 21600 21600" draw:type="mso-spt32" draw:enhanced-path="M 0 0 L 21600 21600 N"/>
        </draw:custom-shape>
        <draw:custom-shape draw:name="直線矢印コネクタ 30" draw:style-name="gr26" draw:text-style-name="P29" draw:layer="layout" svg:width="1.16cm" svg:height="2.447cm" svg:x="6.905cm" svg:y="9.424cm">
          <text:p/>
          <draw:enhanced-geometry draw:mirror-horizontal="false" draw:mirror-vertical="false" svg:viewBox="0 0 21600 21600" draw:type="mso-spt32" draw:enhanced-path="M 0 0 L 21600 21600 N"/>
        </draw:custom-shape>
        <draw:custom-shape draw:name="直線矢印コネクタ 39" draw:style-name="gr27" draw:text-style-name="P29" draw:layer="layout" svg:width="1.314cm" svg:height="2.48cm" svg:x="19.779cm" svg:y="9.424cm">
          <text:p/>
          <draw:enhanced-geometry draw:mirror-horizontal="true" draw:mirror-vertical="false" svg:viewBox="0 0 21600 21600" draw:type="mso-spt32" draw:enhanced-path="M 0 0 L 21600 21600 N"/>
        </draw:custom-shape>
        <draw:custom-shape draw:name="直線矢印コネクタ 42" draw:style-name="gr28" draw:text-style-name="P29" draw:layer="layout" svg:width="3.487cm" svg:height="2.447cm" svg:x="21.094cm" svg:y="9.424cm">
          <text:p/>
          <draw:enhanced-geometry draw:mirror-horizontal="false" draw:mirror-vertical="false" svg:viewBox="0 0 21600 21600" draw:type="mso-spt32" draw:enhanced-path="M 0 0 L 21600 21600 N"/>
        </draw:custom-shape>
        <draw:custom-shape draw:name="直線矢印コネクタ 45" draw:style-name="gr29" draw:text-style-name="P29" draw:layer="layout" svg:width="0.001cm" svg:height="4.848cm" svg:x="13.52cm" svg:y="5.647cm">
          <text:p/>
          <draw:enhanced-geometry draw:mirror-horizontal="false" draw:mirror-vertical="false" svg:viewBox="0 0 21600 21600" draw:type="mso-spt32" draw:enhanced-path="M 0 0 L 21600 21600 N"/>
        </draw:custom-shape>
        <draw:custom-shape draw:style-name="gr30" draw:text-style-name="P30" draw:layer="layout" svg:width="4.503cm" svg:height="1.481cm" svg:x="11.322cm" svg:y="4.059cm">
          <text:p text:style-name="P12"><text:span text:style-name="T13">機械学習</text:span></text:p>
          <draw:enhanced-geometry svg:viewBox="0 0 21600 21600" draw:type="rectangle" draw:enhanced-path="M 0 0 L 21600 0 21600 21600 0 21600 0 0 Z N"/>
        </draw:custom-shape>
        <draw:custom-shape draw:style-name="gr31" draw:text-style-name="P32" draw:layer="layout" svg:width="4.001cm" svg:height="1.482cm" svg:x="1.522cm" svg:y="11.976cm">
          <text:p text:style-name="P31"><text:span text:style-name="T14">識別</text:span></text:p>
          <draw:enhanced-geometry svg:viewBox="0 0 21600 21600" draw:type="rectangle" draw:enhanced-path="M 0 0 L 21600 0 21600 21600 0 21600 0 0 Z N"/>
        </draw:custom-shape>
        <draw:custom-shape draw:style-name="gr32" draw:text-style-name="P30" draw:layer="layout" svg:width="6.011cm" svg:height="1.974cm" svg:x="7.014cm" svg:y="14.452cm">
          <text:p text:style-name="P12"><text:span text:style-name="T13">データが正解付き／</text:span></text:p>
          <text:p text:style-name="P12"><text:span text:style-name="T13">なしの組み合わせ</text:span></text:p>
          <draw:enhanced-geometry svg:viewBox="0 0 21600 21600" draw:type="rectangle" draw:enhanced-path="M 0 0 L 21600 0 21600 21600 0 21600 0 0 Z N"/>
        </draw:custom-shape>
        <draw:custom-shape draw:style-name="gr33" draw:text-style-name="P33" draw:layer="layout" svg:width="3.996cm" svg:height="2.023cm" svg:x="22.526cm" svg:y="11.976cm">
          <text:p text:style-name="P12"><text:span text:style-name="T15">パターン</text:span></text:p>
          <text:p text:style-name="P12"><text:span text:style-name="T15">マイニング</text:span></text:p>
          <draw:enhanced-geometry svg:viewBox="0 0 21600 21600" draw:type="rectangle" draw:enhanced-path="M 0 0 L 21600 0 21600 21600 0 21600 0 0 Z N"/>
        </draw:custom-shape>
        <draw:custom-shape draw:style-name="gr34" draw:text-style-name="P30" draw:layer="layout" svg:width="3.997cm" svg:height="1.482cm" svg:x="6.024cm" svg:y="11.976cm">
          <text:p text:style-name="P12"><text:span text:style-name="T13">回帰</text:span></text:p>
          <draw:enhanced-geometry svg:viewBox="0 0 21600 21600" draw:type="rectangle" draw:enhanced-path="M 0 0 L 21600 0 21600 21600 0 21600 0 0 Z N"/>
        </draw:custom-shape>
        <draw:custom-shape draw:style-name="gr35" draw:text-style-name="P30" draw:layer="layout" svg:width="4.001cm" svg:height="1.482cm" svg:x="17.523cm" svg:y="11.976cm">
          <text:p text:style-name="P12"><text:span text:style-name="T13">モデル推定</text:span></text:p>
          <draw:enhanced-geometry svg:viewBox="0 0 21600 21600" draw:type="rectangle" draw:enhanced-path="M 0 0 L 21600 0 21600 21600 0 21600 0 0 Z N"/>
        </draw:custom-shape>
        <draw:custom-shape draw:style-name="gr36" draw:text-style-name="P30" draw:layer="layout" svg:width="5.499cm" svg:height="1.974cm" svg:x="14.021cm" svg:y="14.452cm">
          <text:p text:style-name="P12"><text:span text:style-name="T13">手法が教師あり／</text:span></text:p>
          <text:p text:style-name="P12"><text:span text:style-name="T13">なしの組み合わせ</text:span></text:p>
          <draw:enhanced-geometry svg:viewBox="0 0 21600 21600" draw:type="rectangle" draw:enhanced-path="M 0 0 L 21600 0 21600 21600 0 21600 0 0 Z N"/>
        </draw:custom-shape>
        <draw:custom-shape draw:style-name="gr30" draw:text-style-name="P30" draw:layer="layout" svg:width="4.503cm" svg:height="1.481cm" svg:x="11.322cm" svg:y="10.495cm">
          <text:p text:style-name="P12"><text:span text:style-name="T13">中間的手法</text:span></text:p>
          <draw:enhanced-geometry svg:viewBox="0 0 21600 21600" draw:type="rectangle" draw:enhanced-path="M 0 0 L 21600 0 21600 21600 0 21600 0 0 Z N"/>
        </draw:custom-shape>
        <draw:custom-shape draw:name="直線矢印コネクタ 39" draw:style-name="gr37" draw:text-style-name="P29" draw:layer="layout" svg:width="2.812cm" svg:height="2.481cm" svg:x="10.721cm" svg:y="11.971cm">
          <text:p/>
          <draw:enhanced-geometry draw:mirror-horizontal="true" draw:mirror-vertical="false" svg:viewBox="0 0 21600 21600" draw:type="mso-spt32" draw:enhanced-path="M 0 0 L 21600 21600 N"/>
        </draw:custom-shape>
        <draw:custom-shape draw:name="直線矢印コネクタ 42" draw:style-name="gr38" draw:text-style-name="P29" draw:layer="layout" svg:width="3.486cm" svg:height="2.443cm" svg:x="13.534cm" svg:y="11.971cm">
          <text:p/>
          <draw:enhanced-geometry draw:mirror-horizontal="false" draw:mirror-vertical="false" svg:viewBox="0 0 21600 21600" draw:type="mso-spt32" draw:enhanced-path="M 0 0 L 21600 21600 N"/>
        </draw:custom-shape>
        <draw:frame draw:style-name="gr39" draw:text-style-name="P34" draw:layer="layout" svg:width="4.658cm" svg:height="1.945cm" svg:x="8.424cm" svg:y="16.538cm">
          <draw:text-box>
            <text:p><text:span text:style-name="T15">半教師あり学習</text:span></text:p>
            <text:p><text:span text:style-name="T15">強化学習</text:span></text:p>
          </draw:text-box>
        </draw:frame>
        <draw:frame draw:style-name="gr40" draw:text-style-name="P35" draw:layer="layout" svg:width="3.013cm" svg:height="1.098cm" svg:x="14.982cm" svg:y="16.641cm">
          <draw:text-box>
            <text:p><text:span text:style-name="T15">深層学習</text:span></text:p>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36" draw:layer="layout" svg:width="25.199cm" svg:height="2.33cm" svg:x="1.4cm" svg:y="0.754cm" presentation:class="title" presentation:user-transformed="true">
          <draw:text-box>
            <text:p><text:span text:style-name="T16">1.3.1 </text:span><text:span text:style-name="T16">教師あり学習</text:span></text:p>
          </draw:text-box>
        </draw:frame>
        <draw:frame presentation:style-name="pr11" draw:text-style-name="P9" draw:layer="layout" svg:width="25.199cm" svg:height="13.5cm" svg:x="1.301cm" svg:y="3cm" presentation:class="outline" presentation:user-transformed="true">
          <draw:text-box>
            <text:list text:style-name="L5">
              <text:list-item>
                <text:p text:style-name="P9"><text:span text:style-name="T2">識別</text:span></text:p>
                <text:list>
                  <text:list-item>
                    <text:p text:style-name="P9"><text:span text:style-name="T2">学習データに対するエラーが最小となるような特徴空間上の分離面を求める</text:span></text:p>
                  </text:list-item>
                </text:list>
              </text:list-item>
            </text:list>
          </draw:text-box>
        </draw:frame>
        <draw:custom-shape draw:style-name="gr41" draw:text-style-name="P38" draw:layer="layout" svg:width="12.898cm" svg:height="1.702cm" svg:x="13cm" svg:y="17cm">
          <text:p text:style-name="P37"><text:span text:style-name="T1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482cm" svg:height="5.9cm" svg:x="0.83cm" svg:y="8.5cm">
          <draw:image xlink:href="Pictures/100002010000017000000100261450FB.png" xlink:type="simple" xlink:show="embed" xlink:actuate="onLoad">
            <text:p/>
          </draw:image>
        </draw:frame>
        <draw:frame draw:style-name="gr4" draw:text-style-name="P5" draw:layer="layout" svg:width="8.482cm" svg:height="5.9cm" svg:x="9.93cm" svg:y="8.5cm">
          <draw:image xlink:href="Pictures/100002010000017000000100261450FB.png" xlink:type="simple" xlink:show="embed" xlink:actuate="onLoad">
            <text:p/>
          </draw:image>
        </draw:frame>
        <draw:frame draw:style-name="gr4" draw:text-style-name="P5" draw:layer="layout" svg:width="8.482cm" svg:height="5.9cm" svg:x="18.73cm" svg:y="8.5cm">
          <draw:image xlink:href="Pictures/100002010000017000000100261450FB.png" xlink:type="simple" xlink:show="embed" xlink:actuate="onLoad">
            <text:p/>
          </draw:image>
        </draw:frame>
        <draw:frame draw:style-name="gr42" draw:text-style-name="P39" draw:layer="layout" svg:width="5.794cm" svg:height="1.733cm" svg:x="2.5cm" svg:y="14.775cm">
          <draw:text-box>
            <text:p><text:span text:style-name="T18">(a) </text:span><text:span text:style-name="T18">入力が</text:span><text:span text:style-name="T18">2</text:span><text:span text:style-name="T18">次元数値</text:span></text:p>
            <text:p><text:span text:style-name="T18">　 <text:s/>ベクトルの識別問題</text:span></text:p>
          </draw:text-box>
        </draw:frame>
        <draw:frame draw:style-name="gr43" draw:text-style-name="P39" draw:layer="layout" svg:width="3.762cm" svg:height="0.992cm" svg:x="11.701cm" svg:y="14.776cm">
          <draw:text-box>
            <text:p><text:span text:style-name="T18">(b) </text:span><text:span text:style-name="T18">学習結果</text:span><text:span text:style-name="T18">1</text:span></text:p>
          </draw:text-box>
        </draw:frame>
        <draw:frame draw:style-name="gr44" draw:text-style-name="P39" draw:layer="layout" svg:width="3.737cm" svg:height="0.992cm" svg:x="21.302cm" svg:y="14.776cm">
          <draw:text-box>
            <text:p><text:span text:style-name="T18">(c) </text:span><text:span text:style-name="T18">学習結果</text:span><text:span text:style-name="T18">2</text:span></text:p>
          </draw:text-box>
        </draw:frame>
        <draw:line draw:style-name="gr45" draw:text-style-name="P5" draw:layer="layout" svg:x1="11.8cm" svg:y1="13.2cm" svg:x2="16.8cm" svg:y2="9.2cm">
          <text:p/>
        </draw:line>
        <draw:line draw:style-name="gr45" draw:text-style-name="P5" draw:layer="layout" svg:x1="20cm" svg:y1="12.5cm" svg:x2="22.732cm" svg:y2="11.614cm">
          <text:p/>
        </draw:line>
        <draw:line draw:style-name="gr45" draw:text-style-name="P5" draw:layer="layout" svg:x1="22.795cm" svg:y1="10.176cm" svg:x2="22.732cm" svg:y2="11.614cm">
          <text:p/>
        </draw:line>
        <draw:line draw:style-name="gr45" draw:text-style-name="P5" draw:layer="layout" svg:x1="22.796cm" svg:y1="10.176cm" svg:x2="24.283cm" svg:y2="11.283cm">
          <text:p/>
        </draw:line>
        <draw:line draw:style-name="gr45" draw:text-style-name="P5" draw:layer="layout" svg:x1="24.563cm" svg:y1="9.019cm" svg:x2="24.284cm" svg:y2="11.284cm">
          <text:p/>
        </draw:lin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36" draw:layer="layout" svg:width="25.199cm" svg:height="2.33cm" svg:x="1.301cm" svg:y="0.832cm" presentation:class="title" presentation:user-transformed="true">
          <draw:text-box>
            <text:p><text:span text:style-name="T16">1.3.1 </text:span><text:span text:style-name="T16">教師あり学習</text:span></text:p>
          </draw:text-box>
        </draw:frame>
        <draw:frame presentation:style-name="pr7" draw:text-style-name="P41" draw:layer="layout" svg:width="25.199cm" svg:height="12.18cm" svg:x="1.5cm" svg:y="3.32cm" presentation:class="outline" presentation:user-transformed="true">
          <draw:text-box>
            <text:list text:style-name="L5">
              <text:list-item>
                <text:p text:style-name="P40"><text:span text:style-name="T19">回帰</text:span></text:p>
                <text:list>
                  <text:list-item>
                    <text:p text:style-name="P40"><text:span text:style-name="T4">学習データに対するエラーが最小となるような近似関数を求める</text:span></text:p>
                  </text:list-item>
                </text:list>
              </text:list-item>
            </text:list>
          </draw:text-box>
        </draw:frame>
        <draw:frame draw:style-name="gr46" draw:text-style-name="P42" draw:layer="layout" svg:width="6.327cm" svg:height="0.886cm" svg:x="2.789cm" svg:y="14.858cm">
          <draw:text-box>
            <text:p><text:span text:style-name="T20">(a)</text:span><text:span text:style-name="T20">過去の気温と売上高の関係</text:span></text:p>
          </draw:text-box>
        </draw:frame>
        <draw:frame draw:style-name="gr47" draw:text-style-name="P42" draw:layer="layout" svg:width="4.485cm" svg:height="0.886cm" svg:x="12.99cm" svg:y="14.976cm">
          <draw:text-box>
            <text:p><text:span text:style-name="T20">(b)1</text:span><text:span text:style-name="T20">次式による回帰</text:span></text:p>
          </draw:text-box>
        </draw:frame>
        <draw:frame draw:style-name="gr48" draw:text-style-name="P42" draw:layer="layout" svg:width="5.027cm" svg:height="0.886cm" svg:x="20.689cm" svg:y="14.976cm">
          <draw:text-box>
            <text:p><text:span text:style-name="T20">(c)</text:span><text:span text:style-name="T20">高次の式による回帰</text:span></text:p>
          </draw:text-box>
        </draw:frame>
        <draw:frame draw:style-name="gr49" draw:text-style-name="P5" draw:layer="layout" svg:width="6cm" svg:height="5.68cm" svg:x="2.777cm" svg:y="8.511cm">
          <draw:image xlink:href="Pictures/10000000000003F4000003BE71F9A222.png" xlink:type="simple" xlink:show="embed" xlink:actuate="onLoad">
            <text:p/>
          </draw:image>
        </draw:frame>
        <draw:frame draw:style-name="gr49" draw:text-style-name="P5" draw:layer="layout" svg:width="6cm" svg:height="5.74cm" svg:x="11.837cm" svg:y="8.473cm">
          <draw:image xlink:href="Pictures/10000000000003EE000003C22DF1CBF0.png" xlink:type="simple" xlink:show="embed" xlink:actuate="onLoad">
            <text:p/>
          </draw:image>
        </draw:frame>
        <draw:frame draw:style-name="gr49" draw:text-style-name="P5" draw:layer="layout" svg:width="6cm" svg:height="5.98cm" svg:x="19.9cm" svg:y="8.2cm">
          <draw:image xlink:href="Pictures/10000000000003BE000003BADC103727.png" xlink:type="simple" xlink:show="embed" xlink:actuate="onLoad">
            <text:p/>
          </draw:image>
        </draw:frame>
        <draw:frame draw:style-name="gr50" draw:text-style-name="P43" draw:layer="layout" svg:width="1.205cm" svg:height="0.781cm" svg:x="7.541cm" svg:y="14.127cm">
          <draw:text-box>
            <text:p><text:span text:style-name="T21">気温</text:span></text:p>
          </draw:text-box>
        </draw:frame>
        <draw:frame draw:style-name="gr51" draw:text-style-name="P43" draw:layer="layout" svg:width="0.853cm" svg:height="1.841cm" svg:x="1.924cm" svg:y="8.871cm">
          <draw:text-box>
            <text:p><text:span text:style-name="T21">売</text:span></text:p>
            <text:p><text:span text:style-name="T21">上</text:span></text:p>
            <text:p><text:span text:style-name="T21">高</text:span></text:p>
          </draw:text-box>
        </draw:frame>
        <draw:frame draw:style-name="gr51" draw:text-style-name="P43" draw:layer="layout" svg:width="0.853cm" svg:height="1.841cm" svg:x="11.025cm" svg:y="8.872cm">
          <draw:text-box>
            <text:p><text:span text:style-name="T21">売</text:span></text:p>
            <text:p><text:span text:style-name="T21">上</text:span></text:p>
            <text:p><text:span text:style-name="T21">高</text:span></text:p>
          </draw:text-box>
        </draw:frame>
        <draw:frame draw:style-name="gr51" draw:text-style-name="P43" draw:layer="layout" svg:width="0.853cm" svg:height="1.841cm" svg:x="19.026cm" svg:y="8.873cm">
          <draw:text-box>
            <text:p><text:span text:style-name="T21">売</text:span></text:p>
            <text:p><text:span text:style-name="T21">上</text:span></text:p>
            <text:p><text:span text:style-name="T21">高</text:span></text:p>
          </draw:text-box>
        </draw:frame>
        <draw:frame draw:style-name="gr50" draw:text-style-name="P43" draw:layer="layout" svg:width="1.205cm" svg:height="0.781cm" svg:x="16.642cm" svg:y="14.128cm">
          <draw:text-box>
            <text:p><text:span text:style-name="T21">気温</text:span></text:p>
          </draw:text-box>
        </draw:frame>
        <draw:frame draw:style-name="gr50" draw:text-style-name="P43" draw:layer="layout" svg:width="1.205cm" svg:height="0.781cm" svg:x="24.643cm" svg:y="14.129cm">
          <draw:text-box>
            <text:p><text:span text:style-name="T21">気温</text:span></text:p>
          </draw:text-box>
        </draw:frame>
        <draw:custom-shape draw:style-name="gr52" draw:text-style-name="P38" draw:layer="layout" svg:width="12.898cm" svg:height="1.702cm" svg:x="13.102cm" svg:y="16.502cm">
          <text:p text:style-name="P37"><text:span text:style-name="T1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9" draw:text-style-name="P36" draw:layer="layout" svg:width="25.199cm" svg:height="2.663cm" svg:x="1.4cm" svg:y="0.837cm" presentation:class="title" presentation:user-transformed="true">
          <draw:text-box>
            <text:p><text:span text:style-name="T16">1.3.2 </text:span><text:span text:style-name="T16">教師なし学習</text:span></text:p>
          </draw:text-box>
        </draw:frame>
        <draw:frame presentation:style-name="pr12" draw:text-style-name="P9" draw:layer="layout" svg:width="25.199cm" svg:height="13.594cm" svg:x="1.4cm" svg:y="3.5cm" presentation:class="outline" presentation:user-transformed="true">
          <draw:text-box>
            <text:list text:style-name="L5">
              <text:list-item>
                <text:p text:style-name="P9"><text:span text:style-name="T2">モデル推定</text:span></text:p>
                <text:list>
                  <text:list-item>
                    <text:p text:style-name="P9"><text:span text:style-name="T2">データを生じさせたクラスを推定</text:span></text:p>
                  </text:list-item>
                </text:list>
              </text:list-item>
            </text:list>
          </draw:text-box>
        </draw:frame>
        <draw:line draw:style-name="gr53" draw:text-style-name="P5" draw:layer="layout" svg:x1="10.127cm" svg:y1="18.983cm" svg:x2="16.084cm" svg:y2="18.983cm">
          <text:p/>
        </draw:line>
        <draw:line draw:style-name="gr53" draw:text-style-name="P5" draw:layer="layout" svg:x1="10.342cm" svg:y1="19.3cm" svg:x2="10.342cm" svg:y2="15.205cm">
          <text:p/>
        </draw:line>
        <draw:custom-shape draw:style-name="gr54" draw:text-style-name="P44" draw:layer="layout" svg:width="0.422cm" svg:height="0.422cm" svg:x="11.19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0.423cm" svg:height="0.422cm" svg:x="14.014cm" svg:y="15.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0.428cm" svg:height="0.422cm" svg:x="12.726cm" svg:y="1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0.422cm" svg:height="0.422cm" svg:x="12.234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0.423cm" svg:height="0.422cm" svg:x="13.096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4" draw:layer="layout" svg:width="0.432cm" svg:height="0.425cm" svg:x="12.886cm" svg:y="14.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0.423cm" svg:height="0.422cm" svg:x="13.882cm" svg:y="18.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4" draw:layer="layout" svg:width="0.422cm" svg:height="0.434cm" svg:x="12.042cm" svg:y="14.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5" draw:layer="layout" svg:width="3.276cm" svg:height="3.051cm" svg:x="7.02cm" svg:y="8.619cm">
          <text:p text:style-name="P12"><text:span text:style-name="T22">クラス</text:span><text:span text:style-name="T22">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3" draw:text-style-name="P5" draw:layer="layout" svg:x1="8.282cm" svg:y1="11.68cm" svg:x2="11.193cm" svg:y2="15.206cm">
          <text:p/>
        </draw:line>
        <draw:line draw:style-name="gr53" draw:text-style-name="P5" draw:layer="layout" svg:x1="8.282cm" svg:y1="11.68cm" svg:x2="12.044cm" svg:y2="14.56cm">
          <text:p/>
        </draw:line>
        <draw:line draw:style-name="gr53" draw:text-style-name="P5" draw:layer="layout" svg:x1="8.282cm" svg:y1="11.68cm" svg:x2="13.115cm" svg:y2="14.185cm">
          <text:p/>
        </draw:line>
        <draw:line draw:style-name="gr53" draw:text-style-name="P5" draw:layer="layout" svg:x1="8.282cm" svg:y1="11.68cm" svg:x2="12.23cm" svg:y2="15.43cm">
          <text:p/>
        </draw:line>
        <draw:line draw:style-name="gr53" draw:text-style-name="P5" draw:layer="layout" svg:x1="8.282cm" svg:y1="11.68cm" svg:x2="14.196cm" svg:y2="15.496cm">
          <text:p/>
        </draw:line>
        <draw:line draw:style-name="gr53" draw:text-style-name="P5" draw:layer="layout" svg:x1="16.747cm" svg:y1="11.68cm" svg:x2="13.265cm" svg:y2="15.741cm">
          <text:p/>
        </draw:line>
        <draw:line draw:style-name="gr53" draw:text-style-name="P5" draw:layer="layout" svg:x1="16.747cm" svg:y1="11.681cm" svg:x2="13.145cm" svg:y2="17.456cm">
          <text:p/>
        </draw:line>
        <draw:line draw:style-name="gr53" draw:text-style-name="P5" draw:layer="layout" svg:x1="16.748cm" svg:y1="11.681cm" svg:x2="14.301cm" svg:y2="18.026cm">
          <text:p/>
        </draw:line>
        <draw:custom-shape draw:style-name="gr58" draw:text-style-name="P5" draw:layer="layout" svg:width="14.8cm" svg:height="7.295cm" svg:x="5.4cm" svg:y="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7" draw:text-style-name="P45" draw:layer="layout" svg:width="3.276cm" svg:height="3.051cm" svg:x="15.455cm" svg:y="8.619cm">
          <text:p text:style-name="P12"><text:span text:style-name="T22">クラス</text:span><text:span text:style-name="T22">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9" draw:text-style-name="P36" draw:layer="layout" svg:width="25.199cm" svg:height="2.663cm" svg:x="1.4cm" svg:y="0.837cm" presentation:class="title" presentation:user-transformed="true">
          <draw:text-box>
            <text:p><text:span text:style-name="T16">1.3.2 </text:span><text:span text:style-name="T16">教師なし学習</text:span></text:p>
          </draw:text-box>
        </draw:frame>
        <draw:frame presentation:style-name="pr10" draw:text-style-name="P9" draw:layer="layout" svg:width="25.199cm" svg:height="13.094cm" svg:x="1.4cm" svg:y="3.4cm" presentation:class="outline" presentation:user-transformed="true">
          <draw:text-box>
            <text:list text:style-name="L5">
              <text:list-item>
                <text:p text:style-name="P9"><text:span text:style-name="T2">パターンマイニング</text:span></text:p>
                <text:list>
                  <text:list-item>
                    <text:p text:style-name="P9"><text:span text:style-name="T2">頻出項目や隠れた規則性を発掘</text:span></text:p>
                  </text:list-item>
                </text:list>
              </text:list-item>
            </text:list>
          </draw:text-box>
        </draw:frame>
        <draw:frame draw:style-name="gr4" draw:text-style-name="P5" draw:layer="layout" svg:width="19.2cm" svg:height="13.66cm" svg:x="3.3cm" svg:y="6.6cm">
          <draw:image xlink:href="Pictures/1000000000000808000005B8BF605034.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3" draw:text-style-name="P36" draw:layer="layout" svg:width="25.199cm" svg:height="2.663cm" svg:x="1.4cm" svg:y="0.837cm" presentation:class="title" presentation:user-transformed="true">
          <draw:text-box>
            <text:p><text:span text:style-name="T16">1.3.3 </text:span><text:span text:style-name="T16">中間的手法</text:span></text:p>
          </draw:text-box>
        </draw:frame>
        <draw:frame presentation:style-name="pr10" draw:text-style-name="P9" draw:layer="layout" svg:width="25.199cm" svg:height="13.094cm" svg:x="1.4cm" svg:y="3.6cm" presentation:class="outline" presentation:user-transformed="true">
          <draw:text-box>
            <text:list text:style-name="L5">
              <text:list-item>
                <text:p text:style-name="P9"><text:span text:style-name="T2">半教師あり学習</text:span></text:p>
                <text:list>
                  <text:list-item>
                    <text:p text:style-name="P9"><text:span text:style-name="T2">繰り返しによる学習データの増加</text:span></text:p>
                  </text:list-item>
                </text:list>
              </text:list-item>
            </text:list>
          </draw:text-box>
        </draw:frame>
        <draw:frame draw:style-name="gr59" draw:text-style-name="P42" draw:layer="layout" svg:width="7.169cm" svg:height="1.707cm" svg:x="1.418cm" svg:y="16.665cm">
          <draw:text-box>
            <text:p><text:span text:style-name="T20">○</text:span><text:span text:style-name="T20">×: </text:span><text:span text:style-name="T20">正解付けされたデータ</text:span></text:p>
            <text:p><text:span text:style-name="T23"><text:s/>◆ </text:span><text:span text:style-name="T20">: </text:span><text:span text:style-name="T20">正解付けされていないデータ</text:span></text:p>
          </draw:text-box>
        </draw:frame>
        <draw:frame draw:style-name="gr60" draw:text-style-name="P46" draw:layer="layout" svg:width="1.594cm" svg:height="1.348cm" svg:x="24.449cm" svg:y="11.341cm">
          <draw:text-box>
            <text:list text:style-name="L1">
              <text:list-header>
                <text:p><text:span text:style-name="T24">...</text:span></text:p>
              </text:list-header>
            </text:list>
          </draw:text-box>
        </draw:frame>
        <draw:frame draw:style-name="gr49" draw:text-style-name="P5" draw:layer="layout" svg:width="8cm" svg:height="8.46cm" svg:x="1.006cm" svg:y="7.689cm">
          <draw:image xlink:href="Pictures/100000000000038A000003BE93EDABD6.png" xlink:type="simple" xlink:show="embed" xlink:actuate="onLoad">
            <text:p/>
          </draw:image>
        </draw:frame>
        <draw:polygon draw:style-name="gr61" draw:text-style-name="P47" draw:layer="layout" svg:width="2.872cm" svg:height="1.499cm" svg:x="10.104cm" svg:y="11.47cm" svg:viewBox="0 0 2873 1500" draw:points="0,500 1724,500 1724,0 2873,750 1724,1500 1724,1000 0,1000">
          <text:p/>
        </draw:polygon>
        <draw:frame draw:style-name="gr49" draw:text-style-name="P5" draw:layer="layout" svg:width="8cm" svg:height="8.54cm" svg:x="14.044cm" svg:y="7.965cm">
          <draw:image xlink:href="Pictures/1000000000000380000003BC75E3A7BF.png" xlink:type="simple" xlink:show="embed" xlink:actuate="onLoad">
            <text:p/>
          </draw:image>
        </draw:frame>
        <draw:polygon draw:style-name="gr62" draw:text-style-name="P47" draw:layer="layout" svg:width="2.872cm" svg:height="1.499cm" svg:x="21.576cm" svg:y="11.469cm" svg:viewBox="0 0 2873 1500" draw:points="0,500 1724,500 1724,0 2873,750 1724,1500 1724,1000 0,1000">
          <text:p/>
        </draw:polygon>
        <draw:custom-shape draw:style-name="gr63" draw:text-style-name="P48" draw:layer="layout" svg:width="3.286cm" svg:height="0.86cm" svg:x="9.746cm" svg:y="13.331cm">
          <text:list text:style-name="L1">
            <text:list-header>
              <text:p><text:span text:style-name="T20">識別器を構成</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8" draw:layer="layout" svg:width="4.166cm" svg:height="2.491cm" svg:x="9.637cm" svg:y="14.587cm">
          <text:list text:style-name="L1">
            <text:list-header>
              <text:p><text:span text:style-name="T20">確信度の高い識別</text:span></text:p>
              <text:p><text:span text:style-name="T20">結果をラベル付き</text:span></text:p>
              <text:p><text:span text:style-name="T20">データとみなす</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8" draw:layer="layout" svg:width="3.041cm" svg:height="1.609cm" svg:x="22.044cm" svg:y="13.597cm">
          <text:list text:style-name="L1">
            <text:list-header>
              <text:p><text:span text:style-name="T20">同じ手順の</text:span></text:p>
              <text:p><text:span text:style-name="T20">繰り返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4" draw:text-style-name="P36" draw:layer="layout" svg:width="25.199cm" svg:height="3.506cm" svg:x="1.4cm" svg:y="0.837cm" presentation:class="title" presentation:user-transformed="true">
          <draw:text-box>
            <text:p><text:span text:style-name="T16">1.3.3 </text:span><text:span text:style-name="T16">中間的手法</text:span></text:p>
          </draw:text-box>
        </draw:frame>
        <draw:custom-shape draw:style-name="gr66" draw:text-style-name="P44" draw:layer="layout" svg:width="3.564cm" svg:height="3.596cm" svg:x="3.758cm" svg:y="8.827cm">
          <text:p/>
          <draw:enhanced-geometry svg:viewBox="0 0 21600 21600" draw:type="rectangle" draw:enhanced-path="M 0 0 L 21600 0 21600 21600 0 21600 0 0 Z N"/>
        </draw:custom-shape>
        <draw:custom-shape draw:style-name="gr66" draw:text-style-name="P44" draw:layer="layout" svg:width="3.564cm" svg:height="3.596cm" svg:x="3.759cm" svg:y="12.401cm">
          <text:p/>
          <draw:enhanced-geometry svg:viewBox="0 0 21600 21600" draw:type="rectangle" draw:enhanced-path="M 0 0 L 21600 0 21600 21600 0 21600 0 0 Z N"/>
        </draw:custom-shape>
        <draw:custom-shape draw:style-name="gr67" draw:text-style-name="P44" draw:layer="layout" svg:width="3.589cm" svg:height="3.596cm" svg:x="7.335cm" svg:y="8.827cm">
          <text:p/>
          <draw:enhanced-geometry svg:viewBox="0 0 21600 21600" draw:type="rectangle" draw:enhanced-path="M 0 0 L 21600 0 21600 21600 0 21600 0 0 Z N"/>
        </draw:custom-shape>
        <draw:custom-shape draw:style-name="gr67" draw:text-style-name="P44" draw:layer="layout" svg:width="3.589cm" svg:height="3.596cm" svg:x="7.336cm" svg:y="12.401cm">
          <text:p/>
          <draw:enhanced-geometry svg:viewBox="0 0 21600 21600" draw:type="rectangle" draw:enhanced-path="M 0 0 L 21600 0 21600 21600 0 21600 0 0 Z N"/>
        </draw:custom-shape>
        <draw:custom-shape draw:style-name="gr66" draw:text-style-name="P44" draw:layer="layout" svg:width="3.564cm" svg:height="3.596cm" svg:x="10.937cm" svg:y="8.827cm">
          <text:p/>
          <draw:enhanced-geometry svg:viewBox="0 0 21600 21600" draw:type="rectangle" draw:enhanced-path="M 0 0 L 21600 0 21600 21600 0 21600 0 0 Z N"/>
        </draw:custom-shape>
        <draw:custom-shape draw:style-name="gr66" draw:text-style-name="P44" draw:layer="layout" svg:width="3.564cm" svg:height="3.596cm" svg:x="3.758cm" svg:y="8.827cm">
          <text:p/>
          <draw:enhanced-geometry svg:viewBox="0 0 21600 21600" draw:type="rectangle" draw:enhanced-path="M 0 0 L 21600 0 21600 21600 0 21600 0 0 Z N"/>
        </draw:custom-shape>
        <draw:custom-shape draw:style-name="gr66" draw:text-style-name="P44" draw:layer="layout" svg:width="3.564cm" svg:height="3.596cm" svg:x="3.759cm" svg:y="12.401cm">
          <text:p/>
          <draw:enhanced-geometry svg:viewBox="0 0 21600 21600" draw:type="rectangle" draw:enhanced-path="M 0 0 L 21600 0 21600 21600 0 21600 0 0 Z N"/>
        </draw:custom-shape>
        <draw:custom-shape draw:style-name="gr66" draw:text-style-name="P44" draw:layer="layout" svg:width="3.564cm" svg:height="3.596cm" svg:x="14.514cm" svg:y="8.827cm">
          <text:p/>
          <draw:enhanced-geometry svg:viewBox="0 0 21600 21600" draw:type="rectangle" draw:enhanced-path="M 0 0 L 21600 0 21600 21600 0 21600 0 0 Z N"/>
        </draw:custom-shape>
        <draw:custom-shape draw:style-name="gr66" draw:text-style-name="P44" draw:layer="layout" svg:width="3.564cm" svg:height="3.596cm" svg:x="14.515cm" svg:y="12.401cm">
          <text:p/>
          <draw:enhanced-geometry svg:viewBox="0 0 21600 21600" draw:type="rectangle" draw:enhanced-path="M 0 0 L 21600 0 21600 21600 0 21600 0 0 Z N"/>
        </draw:custom-shape>
        <draw:custom-shape draw:style-name="gr67" draw:text-style-name="P44" draw:layer="layout" svg:width="3.589cm" svg:height="3.596cm" svg:x="18.091cm" svg:y="8.827cm">
          <text:p/>
          <draw:enhanced-geometry svg:viewBox="0 0 21600 21600" draw:type="rectangle" draw:enhanced-path="M 0 0 L 21600 0 21600 21600 0 21600 0 0 Z N"/>
        </draw:custom-shape>
        <draw:custom-shape draw:style-name="gr67" draw:text-style-name="P44" draw:layer="layout" svg:width="3.589cm" svg:height="3.596cm" svg:x="18.092cm" svg:y="12.401cm">
          <text:p/>
          <draw:enhanced-geometry svg:viewBox="0 0 21600 21600" draw:type="rectangle" draw:enhanced-path="M 0 0 L 21600 0 21600 21600 0 21600 0 0 Z N"/>
        </draw:custom-shape>
        <draw:frame draw:style-name="gr49" draw:text-style-name="P5" draw:layer="layout" svg:width="1.93cm" svg:height="1.829cm" svg:x="18.986cm" svg:y="9.334cm">
          <draw:image xlink:href="Pictures/2000004A00000B9800000B983F8A6DA9.wmf" xlink:type="simple" xlink:show="embed" xlink:actuate="onLoad">
            <text:p/>
          </draw:image>
        </draw:frame>
        <draw:custom-shape draw:style-name="gr68" draw:text-style-name="P49" draw:layer="layout" svg:width="0.443cm" svg:height="2.869cm" svg:x="7.104cm" svg:y="9.206cm">
          <text:p text:style-name="P12"><text:span text:style-name="T25">壁</text:span></text:p>
          <draw:enhanced-geometry svg:viewBox="0 0 21600 21600" draw:type="rectangle" draw:enhanced-path="M 0 0 L 21600 0 21600 21600 0 21600 0 0 Z N"/>
        </draw:custom-shape>
        <draw:custom-shape draw:style-name="gr68" draw:text-style-name="P49" draw:layer="layout" svg:width="0.443cm" svg:height="2.869cm" svg:x="17.82cm" svg:y="9.206cm">
          <text:p text:style-name="P12"><text:span text:style-name="T25">壁</text:span></text:p>
          <draw:enhanced-geometry svg:viewBox="0 0 21600 21600" draw:type="rectangle" draw:enhanced-path="M 0 0 L 21600 0 21600 21600 0 21600 0 0 Z N"/>
        </draw:custom-shape>
        <draw:custom-shape draw:style-name="gr69" draw:text-style-name="P44" draw:layer="layout" svg:width="2.061cm" svg:height="0.183cm" svg:x="4.516cm" svg:y="12.322cm">
          <text:p/>
          <draw:enhanced-geometry svg:viewBox="0 0 21600 21600" draw:type="rectangle" draw:enhanced-path="M 0 0 L 21600 0 21600 21600 0 21600 0 0 Z N"/>
        </draw:custom-shape>
        <draw:custom-shape draw:style-name="gr70" draw:text-style-name="P44" draw:layer="layout" svg:width="2.046cm" svg:height="0.183cm" svg:x="8.158cm" svg:y="12.322cm">
          <text:p/>
          <draw:enhanced-geometry svg:viewBox="0 0 21600 21600" draw:type="rectangle" draw:enhanced-path="M 0 0 L 21600 0 21600 21600 0 21600 0 0 Z N"/>
        </draw:custom-shape>
        <draw:custom-shape draw:style-name="gr70" draw:text-style-name="P44" draw:layer="layout" svg:width="2.046cm" svg:height="0.183cm" svg:x="15.206cm" svg:y="12.322cm">
          <text:p/>
          <draw:enhanced-geometry svg:viewBox="0 0 21600 21600" draw:type="rectangle" draw:enhanced-path="M 0 0 L 21600 0 21600 21600 0 21600 0 0 Z N"/>
        </draw:custom-shape>
        <draw:custom-shape draw:style-name="gr71" draw:text-style-name="P44" draw:layer="layout" svg:width="2.069cm" svg:height="0.183cm" svg:x="18.969cm" svg:y="12.322cm">
          <text:p/>
          <draw:enhanced-geometry svg:viewBox="0 0 21600 21600" draw:type="rectangle" draw:enhanced-path="M 0 0 L 21600 0 21600 21600 0 21600 0 0 Z N"/>
        </draw:custom-shape>
        <draw:custom-shape draw:style-name="gr72" draw:text-style-name="P44" draw:layer="layout" svg:width="2.049cm" svg:height="0.175cm" draw:transform="rotate (-1.5707963267949) translate (7.378cm 13.219cm)">
          <text:p/>
          <draw:enhanced-geometry svg:viewBox="0 0 21600 21600" draw:type="rectangle" draw:enhanced-path="M 0 0 L 21600 0 21600 21600 0 21600 0 0 Z N"/>
        </draw:custom-shape>
        <draw:custom-shape draw:style-name="gr72" draw:text-style-name="P44" draw:layer="layout" svg:width="2.049cm" svg:height="0.175cm" draw:transform="rotate (-1.5707963267949) translate (10.999cm 9.641cm)">
          <text:p/>
          <draw:enhanced-geometry svg:viewBox="0 0 21600 21600" draw:type="rectangle" draw:enhanced-path="M 0 0 L 21600 0 21600 21600 0 21600 0 0 Z N"/>
        </draw:custom-shape>
        <draw:custom-shape draw:style-name="gr72" draw:text-style-name="P44" draw:layer="layout" svg:width="2.049cm" svg:height="0.195cm" draw:transform="rotate (-1.5707963267949) translate (14.601cm 9.641cm)">
          <text:p/>
          <draw:enhanced-geometry svg:viewBox="0 0 21600 21600" draw:type="rectangle" draw:enhanced-path="M 0 0 L 21600 0 21600 21600 0 21600 0 0 Z N"/>
        </draw:custom-shape>
        <draw:custom-shape draw:style-name="gr72" draw:text-style-name="P44" draw:layer="layout" svg:width="2.049cm" svg:height="0.175cm" draw:transform="rotate (-1.5707963267949) translate (18.192cm 13.242cm)">
          <text:p/>
          <draw:enhanced-geometry svg:viewBox="0 0 21600 21600" draw:type="rectangle" draw:enhanced-path="M 0 0 L 21600 0 21600 21600 0 21600 0 0 Z N"/>
        </draw:custom-shape>
        <draw:polyline draw:style-name="gr73" draw:text-style-name="P5" draw:layer="layout" svg:width="11.476cm" svg:height="3.751cm" svg:x="8.565cm" svg:y="10.692cm" svg:viewBox="0 0 11477 3752" draw:points="0,3720 917,3720 917,0 7493,0 7493,3752 11477,3752 11477,661">
          <text:p/>
        </draw:polyline>
        <draw:custom-shape draw:style-name="gr66" draw:text-style-name="P44" draw:layer="layout" svg:width="3.564cm" svg:height="3.596cm" svg:x="21.693cm" svg:y="8.827cm">
          <text:p/>
          <draw:enhanced-geometry svg:viewBox="0 0 21600 21600" draw:type="rectangle" draw:enhanced-path="M 0 0 L 21600 0 21600 21600 0 21600 0 0 Z N"/>
        </draw:custom-shape>
        <draw:custom-shape draw:style-name="gr66" draw:text-style-name="P44" draw:layer="layout" svg:width="3.564cm" svg:height="3.596cm" svg:x="21.694cm" svg:y="12.401cm">
          <text:p/>
          <draw:enhanced-geometry svg:viewBox="0 0 21600 21600" draw:type="rectangle" draw:enhanced-path="M 0 0 L 21600 0 21600 21600 0 21600 0 0 Z N"/>
        </draw:custom-shape>
        <draw:custom-shape draw:style-name="gr71" draw:text-style-name="P44" draw:layer="layout" svg:width="2.069cm" svg:height="0.183cm" svg:x="22.361cm" svg:y="12.322cm">
          <text:p/>
          <draw:enhanced-geometry svg:viewBox="0 0 21600 21600" draw:type="rectangle" draw:enhanced-path="M 0 0 L 21600 0 21600 21600 0 21600 0 0 Z N"/>
        </draw:custom-shape>
        <draw:custom-shape draw:style-name="gr74" draw:text-style-name="P44" draw:layer="layout" svg:width="2.045cm" svg:height="0.175cm" draw:transform="rotate (-1.5707963267949) translate (21.755cm 13.219cm)">
          <text:p/>
          <draw:enhanced-geometry svg:viewBox="0 0 21600 21600" draw:type="rectangle" draw:enhanced-path="M 0 0 L 21600 0 21600 21600 0 21600 0 0 Z N"/>
        </draw:custom-shape>
        <draw:custom-shape draw:style-name="gr72" draw:text-style-name="P44" draw:layer="layout" svg:width="2.049cm" svg:height="0.175cm" draw:transform="rotate (-1.5707963267949) translate (21.755cm 9.641cm)">
          <text:p/>
          <draw:enhanced-geometry svg:viewBox="0 0 21600 21600" draw:type="rectangle" draw:enhanced-path="M 0 0 L 21600 0 21600 21600 0 21600 0 0 Z N"/>
        </draw:custom-shape>
        <draw:frame draw:style-name="gr49" draw:text-style-name="P5" draw:layer="layout" svg:width="1.096cm" svg:height="2.411cm" svg:x="5.114cm" svg:y="13.144cm">
          <draw:image xlink:href="Pictures/20000016000004C500000A8FF1C1A4E5.wmf" xlink:type="simple" xlink:show="embed" xlink:actuate="onLoad">
            <text:p/>
          </draw:image>
        </draw:frame>
        <draw:polygon draw:style-name="gr75" draw:text-style-name="P50" draw:layer="layout" svg:width="1.075cm" svg:height="0.643cm" svg:x="6.928cm" svg:y="14.09cm" svg:viewBox="0 0 1076 644" draw:points="0,215 645,215 645,0 1076,322 645,644 645,429 0,429">
          <text:p/>
        </draw:polygon>
        <draw:polygon draw:style-name="gr76" draw:text-style-name="P50" draw:layer="layout" svg:width="0.644cm" svg:height="1.072cm" svg:x="5.246cm" svg:y="11.757cm" svg:viewBox="0 0 645 1073" draw:points="215,1073 215,429 0,429 323,0 645,429 430,429 430,1073">
          <text:p/>
        </draw:polygon>
        <draw:frame presentation:style-name="pr10" draw:text-style-name="P9" draw:layer="layout" svg:width="25.199cm" svg:height="13.094cm" svg:x="1.401cm" svg:y="3.6cm" presentation:class="outline" presentation:user-transformed="true">
          <draw:text-box>
            <text:list text:style-name="L5">
              <text:list-item>
                <text:p text:style-name="P9"><text:span text:style-name="T2">強化学習</text:span></text:p>
                <text:list>
                  <text:list-item>
                    <text:p text:style-name="P9"><text:span text:style-name="T2">教師信号が、間接的に、ときどき、確率的に与えられる</text:spa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9" draw:text-style-name="P36" draw:layer="layout" svg:width="25.199cm" svg:height="2.663cm" svg:x="1.4cm" svg:y="0.837cm" presentation:class="title" presentation:user-transformed="true">
          <draw:text-box>
            <text:p><text:span text:style-name="T16">1.3.3 </text:span><text:span text:style-name="T16">中間的手法</text:span></text:p>
          </draw:text-box>
        </draw:frame>
        <draw:frame presentation:style-name="pr12" draw:text-style-name="P9" draw:layer="layout" svg:width="25.199cm" svg:height="13.594cm" svg:x="1.4cm" svg:y="3.3cm" presentation:class="outline" presentation:user-transformed="true">
          <draw:text-box>
            <text:list text:style-name="L5">
              <text:list-item>
                <text:p text:style-name="P9"><text:span text:style-name="T2">深層学習</text:span></text:p>
                <text:list>
                  <text:list-item>
                    <text:p text:style-name="P9"><text:span text:style-name="T2">教師なし学習で初期値を設定→表現学習</text:span></text:p>
                  </text:list-item>
                  <text:list-item>
                    <text:p text:style-name="P9"><text:span text:style-name="T2">教師あり学習で識別能力を学習</text:span></text:p>
                  </text:list-item>
                </text:list>
              </text:list-item>
            </text:list>
          </draw:text-box>
        </draw:frame>
        <draw:line draw:style-name="gr77" draw:text-style-name="P5" draw:layer="layout" svg:x1="10.359cm" svg:y1="8.66cm" svg:x2="8.295cm" svg:y2="10.936cm">
          <text:p/>
        </draw:line>
        <draw:line draw:style-name="gr77" draw:text-style-name="P5" draw:layer="layout" svg:x1="10.36cm" svg:y1="17.506cm" svg:x2="8.295cm" svg:y2="15.53cm">
          <text:p/>
        </draw:line>
        <draw:line draw:style-name="gr77" draw:text-style-name="P5" draw:layer="layout" svg:x1="13.847cm" svg:y1="9.53cm" svg:x2="11.398cm" svg:y2="8.62cm">
          <text:p/>
        </draw:line>
        <draw:line draw:style-name="gr77" draw:text-style-name="P5" draw:layer="layout" svg:x1="14.074cm" svg:y1="11.433cm" svg:x2="11.398cm" svg:y2="8.62cm">
          <text:p/>
        </draw:line>
        <draw:line draw:style-name="gr77" draw:text-style-name="P5" draw:layer="layout" svg:x1="13.848cm" svg:y1="17.31cm" svg:x2="11.399cm" svg:y2="17.807cm">
          <text:p/>
        </draw:line>
        <draw:line draw:style-name="gr77" draw:text-style-name="P5" draw:layer="layout" svg:x1="13.847cm" svg:y1="15.613cm" svg:x2="11.4cm" svg:y2="17.807cm">
          <text:p/>
        </draw:line>
        <draw:line draw:style-name="gr77" draw:text-style-name="P5" draw:layer="layout" svg:x1="13.284cm" svg:y1="12.054cm" svg:x2="11.398cm" svg:y2="8.621cm">
          <text:p/>
        </draw:line>
        <draw:line draw:style-name="gr77" draw:text-style-name="P5" draw:layer="layout" svg:x1="16.959cm" svg:y1="17.432cm" svg:x2="14.889cm" svg:y2="17.432cm">
          <text:p/>
        </draw:line>
        <draw:line draw:style-name="gr77" draw:text-style-name="P5" draw:layer="layout" svg:x1="16.959cm" svg:y1="15.531cm" svg:x2="14.89cm" svg:y2="17.433cm">
          <text:p/>
        </draw:line>
        <draw:line draw:style-name="gr77" draw:text-style-name="P5" draw:layer="layout" svg:x1="14.888cm" svg:y1="9.86cm" svg:x2="16.959cm" svg:y2="9.86cm">
          <text:p/>
        </draw:line>
        <draw:line draw:style-name="gr77" draw:text-style-name="P5" draw:layer="layout" svg:x1="14.889cm" svg:y1="11.831cm" svg:x2="16.96cm" svg:y2="11.831cm">
          <text:p/>
        </draw:line>
        <draw:frame draw:style-name="gr78" draw:text-style-name="P51" draw:layer="layout" svg:width="2.267cm" svg:height="2.618cm" svg:x="19.218cm" svg:y="11.929cm">
          <draw:text-box>
            <text:p><text:span text:style-name="T26">...</text:span></text:p>
          </draw:text-box>
        </draw:frame>
        <draw:line draw:style-name="gr77" draw:text-style-name="P5" draw:layer="layout" svg:x1="21.641cm" svg:y1="10.481cm" svg:x2="23.559cm" svg:y2="11.681cm">
          <text:p/>
        </draw:line>
        <draw:line draw:style-name="gr77" draw:text-style-name="P5" draw:layer="layout" svg:x1="21.641cm" svg:y1="16.566cm" svg:x2="23.559cm" svg:y2="15.738cm">
          <text:p/>
        </draw:line>
        <draw:line draw:style-name="gr77" draw:text-style-name="P5" draw:layer="layout" svg:x1="21.475cm" svg:y1="14.661cm" svg:x2="23.56cm" svg:y2="15.738cm">
          <text:p/>
        </draw:line>
        <draw:line draw:style-name="gr77" draw:text-style-name="P5" draw:layer="layout" svg:x1="21.724cm" svg:y1="13.544cm" svg:x2="23.559cm" svg:y2="13.833cm">
          <text:p/>
        </draw:line>
        <draw:frame draw:style-name="gr49" draw:text-style-name="P5" draw:layer="layout" svg:width="4.616cm" svg:height="4.597cm" svg:x="3.702cm" svg:y="11.016cm">
          <draw:image xlink:href="Pictures/100000000000020000000200BE2DC975.jpg" xlink:type="simple" xlink:show="embed" xlink:actuate="onLoad">
            <text:p/>
          </draw:image>
        </draw:frame>
        <draw:frame draw:style-name="gr79" draw:text-style-name="P52" draw:layer="layout" svg:width="2.407cm" svg:height="1.204cm" svg:x="12.4cm" svg:y="18.945cm">
          <draw:text-box>
            <text:p><text:span text:style-name="T27">隠れ層</text:span></text:p>
          </draw:text-box>
        </draw:frame>
        <draw:frame draw:style-name="gr79" draw:text-style-name="P52" draw:layer="layout" svg:width="2.407cm" svg:height="1.204cm" svg:x="5.126cm" svg:y="18.945cm">
          <draw:text-box>
            <text:p><text:span text:style-name="T27">入力層</text:span></text:p>
          </draw:text-box>
        </draw:frame>
        <draw:frame draw:style-name="gr79" draw:text-style-name="P52" draw:layer="layout" svg:width="2.407cm" svg:height="1.204cm" svg:x="21.265cm" svg:y="18.966cm">
          <draw:text-box>
            <text:p><text:span text:style-name="T27">出力層</text:span></text:p>
          </draw:text-box>
        </draw:frame>
        <draw:g>
          <draw:ellipse draw:style-name="gr80" draw:text-style-name="P53" draw:layer="layout" svg:width="0.937cm" svg:height="0.94cm" svg:x="23.565cm" svg:y="11.284cm">
            <text:p/>
          </draw:ellipse>
          <draw:ellipse draw:style-name="gr81" draw:text-style-name="P53" draw:layer="layout" svg:width="0.919cm" svg:height="0.912cm" svg:x="23.568cm" svg:y="11.297cm">
            <text:p/>
          </draw:ellipse>
        </draw:g>
        <draw:g>
          <draw:ellipse draw:style-name="gr82" draw:text-style-name="P53" draw:layer="layout" svg:width="0.937cm" svg:height="0.939cm" svg:x="23.565cm" svg:y="13.347cm">
            <text:p/>
          </draw:ellipse>
          <draw:ellipse draw:style-name="gr83" draw:text-style-name="P53" draw:layer="layout" svg:width="0.919cm" svg:height="0.912cm" svg:x="23.568cm" svg:y="13.359cm">
            <text:p/>
          </draw:ellipse>
        </draw:g>
        <draw:g>
          <draw:ellipse draw:style-name="gr84" draw:text-style-name="P50" draw:layer="layout" svg:width="0.937cm" svg:height="0.934cm" svg:x="23.565cm" svg:y="15.228cm">
            <text:p/>
          </draw:ellipse>
          <draw:ellipse draw:style-name="gr85" draw:text-style-name="P50" draw:layer="layout" svg:width="0.919cm" svg:height="0.907cm" svg:x="23.568cm" svg:y="15.242cm">
            <text:p/>
          </draw:ellipse>
        </draw:g>
        <draw:g>
          <draw:ellipse draw:style-name="gr86" draw:text-style-name="P53" draw:layer="layout" svg:width="0.949cm" svg:height="0.942cm" svg:x="16.993cm" svg:y="9.355cm">
            <text:p/>
          </draw:ellipse>
          <draw:ellipse draw:style-name="gr87" draw:text-style-name="P53" draw:layer="layout" svg:width="0.919cm" svg:height="0.912cm" svg:x="17.008cm" svg:y="9.37cm">
            <text:p/>
          </draw:ellipse>
        </draw:g>
        <draw:g>
          <draw:ellipse draw:style-name="gr88" draw:text-style-name="P53" draw:layer="layout" svg:width="0.949cm" svg:height="0.939cm" svg:x="16.993cm" svg:y="11.33cm">
            <text:p/>
          </draw:ellipse>
          <draw:ellipse draw:style-name="gr89" draw:text-style-name="P53" draw:layer="layout" svg:width="0.919cm" svg:height="0.912cm" svg:x="17.008cm" svg:y="11.342cm">
            <text:p/>
          </draw:ellipse>
        </draw:g>
        <draw:g>
          <draw:ellipse draw:style-name="gr90" draw:text-style-name="P53" draw:layer="layout" svg:width="0.949cm" svg:height="0.941cm" svg:x="16.993cm" svg:y="13.206cm">
            <text:p/>
          </draw:ellipse>
          <draw:ellipse draw:style-name="gr91" draw:text-style-name="P53" draw:layer="layout" svg:width="0.919cm" svg:height="0.911cm" svg:x="17.008cm" svg:y="13.221cm">
            <text:p/>
          </draw:ellipse>
        </draw:g>
        <draw:g>
          <draw:ellipse draw:style-name="gr92" draw:text-style-name="P53" draw:layer="layout" svg:width="0.949cm" svg:height="0.942cm" svg:x="16.993cm" svg:y="14.894cm">
            <text:p/>
          </draw:ellipse>
          <draw:ellipse draw:style-name="gr93" draw:text-style-name="P53" draw:layer="layout" svg:width="0.919cm" svg:height="0.912cm" svg:x="17.008cm" svg:y="14.909cm">
            <text:p/>
          </draw:ellipse>
        </draw:g>
        <draw:g>
          <draw:ellipse draw:style-name="gr94" draw:text-style-name="P53" draw:layer="layout" svg:width="0.949cm" svg:height="0.939cm" svg:x="16.993cm" svg:y="16.962cm">
            <text:p/>
          </draw:ellipse>
          <draw:ellipse draw:style-name="gr95" draw:text-style-name="P53" draw:layer="layout" svg:width="0.919cm" svg:height="0.912cm" svg:x="17.008cm" svg:y="16.975cm">
            <text:p/>
          </draw:ellipse>
        </draw:g>
        <draw:g>
          <draw:ellipse draw:style-name="gr96" draw:text-style-name="P53" draw:layer="layout" svg:width="0.948cm" svg:height="0.942cm" svg:x="13.882cm" svg:y="9.355cm">
            <text:p/>
          </draw:ellipse>
          <draw:ellipse draw:style-name="gr97" draw:text-style-name="P53" draw:layer="layout" svg:width="0.919cm" svg:height="0.912cm" svg:x="13.897cm" svg:y="9.37cm">
            <text:p/>
          </draw:ellipse>
        </draw:g>
        <draw:g>
          <draw:ellipse draw:style-name="gr98" draw:text-style-name="P53" draw:layer="layout" svg:width="0.948cm" svg:height="0.939cm" svg:x="13.882cm" svg:y="11.33cm">
            <text:p/>
          </draw:ellipse>
          <draw:ellipse draw:style-name="gr99" draw:text-style-name="P53" draw:layer="layout" svg:width="0.919cm" svg:height="0.912cm" svg:x="13.897cm" svg:y="11.342cm">
            <text:p/>
          </draw:ellipse>
        </draw:g>
        <draw:g>
          <draw:ellipse draw:style-name="gr100" draw:text-style-name="P53" draw:layer="layout" svg:width="0.948cm" svg:height="0.941cm" svg:x="13.882cm" svg:y="13.206cm">
            <text:p/>
          </draw:ellipse>
          <draw:ellipse draw:style-name="gr101" draw:text-style-name="P53" draw:layer="layout" svg:width="0.919cm" svg:height="0.911cm" svg:x="13.897cm" svg:y="13.221cm">
            <text:p/>
          </draw:ellipse>
        </draw:g>
        <draw:g>
          <draw:ellipse draw:style-name="gr102" draw:text-style-name="P53" draw:layer="layout" svg:width="0.948cm" svg:height="0.942cm" svg:x="13.882cm" svg:y="14.894cm">
            <text:p/>
          </draw:ellipse>
          <draw:ellipse draw:style-name="gr103" draw:text-style-name="P53" draw:layer="layout" svg:width="0.919cm" svg:height="0.912cm" svg:x="13.897cm" svg:y="14.909cm">
            <text:p/>
          </draw:ellipse>
        </draw:g>
        <draw:g>
          <draw:ellipse draw:style-name="gr104" draw:text-style-name="P53" draw:layer="layout" svg:width="0.948cm" svg:height="0.939cm" svg:x="13.882cm" svg:y="16.962cm">
            <text:p/>
          </draw:ellipse>
          <draw:ellipse draw:style-name="gr105" draw:text-style-name="P53" draw:layer="layout" svg:width="0.919cm" svg:height="0.912cm" svg:x="13.897cm" svg:y="16.975cm">
            <text:p/>
          </draw:ellipse>
        </draw:g>
        <draw:g>
          <draw:ellipse draw:style-name="gr106" draw:text-style-name="P53" draw:layer="layout" svg:width="0.938cm" svg:height="0.942cm" svg:x="10.396cm" svg:y="8.138cm">
            <text:p/>
          </draw:ellipse>
          <draw:ellipse draw:style-name="gr107" draw:text-style-name="P53" draw:layer="layout" svg:width="0.908cm" svg:height="0.912cm" svg:x="10.411cm" svg:y="8.153cm">
            <text:p/>
          </draw:ellipse>
        </draw:g>
        <draw:g>
          <draw:ellipse draw:style-name="gr108" draw:text-style-name="P53" draw:layer="layout" svg:width="0.938cm" svg:height="0.939cm" svg:x="10.396cm" svg:y="9.732cm">
            <text:p/>
          </draw:ellipse>
          <draw:ellipse draw:style-name="gr109" draw:text-style-name="P53" draw:layer="layout" svg:width="0.908cm" svg:height="0.912cm" svg:x="10.411cm" svg:y="9.744cm">
            <text:p/>
          </draw:ellipse>
        </draw:g>
        <draw:g>
          <draw:ellipse draw:style-name="gr110" draw:text-style-name="P53" draw:layer="layout" svg:width="0.938cm" svg:height="0.939cm" svg:x="10.396cm" svg:y="11.33cm">
            <text:p/>
          </draw:ellipse>
          <draw:ellipse draw:style-name="gr111" draw:text-style-name="P53" draw:layer="layout" svg:width="0.908cm" svg:height="0.912cm" svg:x="10.411cm" svg:y="11.342cm">
            <text:p/>
          </draw:ellipse>
        </draw:g>
        <draw:g>
          <draw:ellipse draw:style-name="gr112" draw:text-style-name="P53" draw:layer="layout" svg:width="0.938cm" svg:height="0.939cm" svg:x="10.396cm" svg:y="12.831cm">
            <text:p/>
          </draw:ellipse>
          <draw:ellipse draw:style-name="gr113" draw:text-style-name="P53" draw:layer="layout" svg:width="0.908cm" svg:height="0.912cm" svg:x="10.411cm" svg:y="12.846cm">
            <text:p/>
          </draw:ellipse>
        </draw:g>
        <draw:g>
          <draw:ellipse draw:style-name="gr114" draw:text-style-name="P53" draw:layer="layout" svg:width="0.938cm" svg:height="0.935cm" svg:x="10.396cm" svg:y="14.335cm">
            <text:p/>
          </draw:ellipse>
          <draw:ellipse draw:style-name="gr115" draw:text-style-name="P53" draw:layer="layout" svg:width="0.908cm" svg:height="0.909cm" svg:x="10.411cm" svg:y="14.348cm">
            <text:p/>
          </draw:ellipse>
        </draw:g>
        <draw:g>
          <draw:ellipse draw:style-name="gr116" draw:text-style-name="P53" draw:layer="layout" svg:width="0.938cm" svg:height="0.936cm" svg:x="10.396cm" svg:y="15.836cm">
            <text:p/>
          </draw:ellipse>
          <draw:circle draw:style-name="gr117" draw:text-style-name="P53" draw:layer="layout" svg:width="0.908cm" svg:height="0.907cm" svg:x="10.411cm" svg:y="15.851cm">
            <text:p/>
          </draw:circle>
        </draw:g>
        <draw:g>
          <draw:ellipse draw:style-name="gr118" draw:text-style-name="P53" draw:layer="layout" svg:width="0.938cm" svg:height="0.942cm" svg:x="10.396cm" svg:y="17.428cm">
            <text:p/>
          </draw:ellipse>
          <draw:ellipse draw:style-name="gr119" draw:text-style-name="P53" draw:layer="layout" svg:width="0.908cm" svg:height="0.912cm" svg:x="10.411cm" svg:y="17.443cm">
            <text:p/>
          </draw:ellipse>
        </draw:g>
        <presentation:notes draw:style-name="dp2">
          <draw:page-thumbnail draw:style-name="gr3"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msArrowOpenEnd_20_9" draw:display-name="msArrowOpenEnd 9" svg:viewBox="0 0 600 600" svg:d="M300 0l300 546-90 54-210-384-210 384-90-54z"/>
    <draw:stroke-dash draw:name="Dashed_20__28_var_29__20_1" draw:display-name="Dashed (var) 1" draw:style="rect" draw:dots2="1" draw:dots2-length="0.14cm" draw:distance="0.105cm"/>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otted" draw:display-name="Fine Dotted" draw:style="rect" draw:dots1="1" draw:distance="0.457cm"/>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5M58S</meta:editing-duration>
    <meta:editing-cycles>16</meta:editing-cycles>
    <meta:generator>LibreOffice/4.4.4.3$Windows_x86 LibreOffice_project/2c39ebcf046445232b798108aa8a7e7d89552ea8</meta:generator>
    <dc:date>2015-07-24T15:12:54.149000000</dc:date>
    <meta:document-statistic meta:object-count="285"/>
  </office:meta>
</office:document-meta>
</file>